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7cc48"/>
    </style:style>
    <style:style style:name="P16" style:family="paragraph" style:parent-style-name="Standard">
      <style:text-properties officeooo:rsid="001a1637" officeooo:paragraph-rsid="0079143e"/>
    </style:style>
    <style:style style:name="P17" style:family="paragraph" style:parent-style-name="Standard">
      <style:text-properties officeooo:rsid="001a1637" officeooo:paragraph-rsid="0091d725"/>
    </style:style>
    <style:style style:name="P18" style:family="paragraph" style:parent-style-name="Standard">
      <style:text-properties officeooo:rsid="001a1637" officeooo:paragraph-rsid="009c5420"/>
    </style:style>
    <style:style style:name="P19" style:family="paragraph" style:parent-style-name="Standard">
      <style:text-properties officeooo:rsid="001a1637" officeooo:paragraph-rsid="009e9be0"/>
    </style:style>
    <style:style style:name="P20" style:family="paragraph" style:parent-style-name="Standard">
      <style:text-properties officeooo:rsid="001a1637" officeooo:paragraph-rsid="00a9f2a1"/>
    </style:style>
    <style:style style:name="P21" style:family="paragraph" style:parent-style-name="Standard">
      <style:text-properties officeooo:rsid="001a1637" officeooo:paragraph-rsid="00af1f68"/>
    </style:style>
    <style:style style:name="P22" style:family="paragraph" style:parent-style-name="Standard">
      <style:text-properties officeooo:rsid="001a1637" officeooo:paragraph-rsid="00b07931"/>
    </style:style>
    <style:style style:name="P23" style:family="paragraph" style:parent-style-name="Standard">
      <style:text-properties officeooo:rsid="001a1637" officeooo:paragraph-rsid="00b0bb15"/>
    </style:style>
    <style:style style:name="P24" style:family="paragraph" style:parent-style-name="Standard">
      <style:text-properties officeooo:rsid="001a1637" officeooo:paragraph-rsid="00b2bd35"/>
    </style:style>
    <style:style style:name="P25" style:family="paragraph" style:parent-style-name="Standard">
      <style:text-properties officeooo:rsid="001a1637" officeooo:paragraph-rsid="00c4f6be"/>
    </style:style>
    <style:style style:name="P26" style:family="paragraph" style:parent-style-name="Standard">
      <style:text-properties officeooo:rsid="001a1637" officeooo:paragraph-rsid="00db8729"/>
    </style:style>
    <style:style style:name="P27" style:family="paragraph" style:parent-style-name="Standard">
      <style:text-properties officeooo:rsid="001a1637" officeooo:paragraph-rsid="00fc8d6e"/>
    </style:style>
    <style:style style:name="P28" style:family="paragraph" style:parent-style-name="Standard">
      <style:text-properties officeooo:rsid="001a1637" officeooo:paragraph-rsid="00fd0629"/>
    </style:style>
    <style:style style:name="P29" style:family="paragraph" style:parent-style-name="Standard">
      <style:text-properties officeooo:rsid="001a1637" officeooo:paragraph-rsid="0106cc5a"/>
    </style:style>
    <style:style style:name="P30" style:family="paragraph" style:parent-style-name="Standard">
      <style:text-properties officeooo:rsid="001a1637" officeooo:paragraph-rsid="010c9143"/>
    </style:style>
    <style:style style:name="P31" style:family="paragraph" style:parent-style-name="Standard">
      <style:text-properties officeooo:rsid="001a1637" officeooo:paragraph-rsid="010e4e5d"/>
    </style:style>
    <style:style style:name="P32" style:family="paragraph" style:parent-style-name="Standard">
      <style:text-properties officeooo:rsid="001a1637" officeooo:paragraph-rsid="011c85d9"/>
    </style:style>
    <style:style style:name="P33" style:family="paragraph" style:parent-style-name="Standard">
      <style:text-properties officeooo:rsid="001a1637" officeooo:paragraph-rsid="01457bde"/>
    </style:style>
    <style:style style:name="P34" style:family="paragraph" style:parent-style-name="Standard">
      <style:text-properties officeooo:rsid="001a1637" officeooo:paragraph-rsid="014a39d5"/>
    </style:style>
    <style:style style:name="P35" style:family="paragraph" style:parent-style-name="Standard">
      <style:text-properties officeooo:rsid="001a1637" officeooo:paragraph-rsid="014f68e1"/>
    </style:style>
    <style:style style:name="P36" style:family="paragraph" style:parent-style-name="Standard">
      <style:text-properties officeooo:rsid="001a1637" officeooo:paragraph-rsid="01526a37"/>
    </style:style>
    <style:style style:name="P37" style:family="paragraph" style:parent-style-name="Standard">
      <style:text-properties officeooo:rsid="001a1637" officeooo:paragraph-rsid="0188c46c"/>
    </style:style>
    <style:style style:name="P38" style:family="paragraph" style:parent-style-name="Standard">
      <style:text-properties officeooo:rsid="001a1637" officeooo:paragraph-rsid="0219ba73"/>
    </style:style>
    <style:style style:name="P39" style:family="paragraph" style:parent-style-name="Standard">
      <style:text-properties officeooo:rsid="001a1637" officeooo:paragraph-rsid="023ebc7e"/>
    </style:style>
    <style:style style:name="P40" style:family="paragraph" style:parent-style-name="Standard">
      <style:text-properties officeooo:rsid="001a1637" officeooo:paragraph-rsid="02439008"/>
    </style:style>
    <style:style style:name="P41" style:family="paragraph" style:parent-style-name="Standard">
      <style:text-properties officeooo:rsid="001a1637" officeooo:paragraph-rsid="024998c3"/>
    </style:style>
    <style:style style:name="P42" style:family="paragraph" style:parent-style-name="Standard">
      <style:text-properties officeooo:rsid="001a1637" officeooo:paragraph-rsid="024a8b63"/>
    </style:style>
    <style:style style:name="P43" style:family="paragraph" style:parent-style-name="Standard">
      <style:text-properties officeooo:rsid="001af432" officeooo:paragraph-rsid="001af432"/>
    </style:style>
    <style:style style:name="P44" style:family="paragraph" style:parent-style-name="Standard">
      <style:text-properties style:text-underline-style="solid" style:text-underline-width="auto" style:text-underline-color="font-color" fo:font-weight="bold" officeooo:rsid="001a1637" officeooo:paragraph-rsid="001a1637" style:font-weight-asian="bold" style:font-weight-complex="bold"/>
    </style:style>
    <style:style style:name="P45"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46" style:family="paragraph" style:parent-style-name="Standard">
      <style:text-properties style:text-underline-style="solid" style:text-underline-width="auto" style:text-underline-color="font-color" fo:font-weight="bold" officeooo:rsid="001a1637" officeooo:paragraph-rsid="003285f3" style:font-weight-asian="bold" style:font-weight-complex="bold"/>
    </style:style>
    <style:style style:name="P47" style:family="paragraph" style:parent-style-name="Standard">
      <style:text-properties style:text-underline-style="solid" style:text-underline-width="auto" style:text-underline-color="font-color" fo:font-weight="bold" officeooo:rsid="001af432" officeooo:paragraph-rsid="001af432" style:font-weight-asian="bold" style:font-weight-complex="bold"/>
    </style:style>
    <style:style style:name="P48"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49" style:family="paragraph" style:parent-style-name="Standard">
      <style:text-properties style:text-underline-style="solid" style:text-underline-width="auto" style:text-underline-color="font-color" fo:font-weight="bold" officeooo:rsid="0021095d" officeooo:paragraph-rsid="003285f3" style:font-weight-asian="bold" style:font-weight-complex="bold"/>
    </style:style>
    <style:style style:name="P50" style:family="paragraph" style:parent-style-name="Standard">
      <style:text-properties style:text-underline-style="solid" style:text-underline-width="auto" style:text-underline-color="font-color" fo:font-weight="bold" officeooo:rsid="0021095d" officeooo:paragraph-rsid="00243e35" style:font-weight-asian="bold" style:font-weight-complex="bold"/>
    </style:style>
    <style:style style:name="P51" style:family="paragraph" style:parent-style-name="Standard">
      <style:text-properties style:text-underline-style="none" fo:font-weight="normal" officeooo:rsid="001f0ea3" officeooo:paragraph-rsid="001f0ea3" style:font-weight-asian="normal" style:font-weight-complex="normal"/>
    </style:style>
    <style:style style:name="P52" style:family="paragraph" style:parent-style-name="Standard">
      <style:text-properties style:text-underline-style="none" fo:font-weight="normal" officeooo:rsid="00270697" officeooo:paragraph-rsid="001f0ea3" style:font-weight-asian="normal" style:font-weight-complex="normal"/>
    </style:style>
    <style:style style:name="P53" style:family="paragraph" style:parent-style-name="Standard">
      <style:text-properties style:text-underline-style="none" fo:font-weight="normal" officeooo:rsid="0021095d" officeooo:paragraph-rsid="001f0ea3" style:font-weight-asian="normal" style:font-weight-complex="normal"/>
    </style:style>
    <style:style style:name="P54" style:family="paragraph" style:parent-style-name="Standard">
      <style:text-properties style:text-underline-style="none" fo:font-weight="normal" officeooo:rsid="001a1637" officeooo:paragraph-rsid="003285f3" style:font-weight-asian="normal" style:font-weight-complex="normal"/>
    </style:style>
    <style:style style:name="P55" style:family="paragraph" style:parent-style-name="Standard">
      <style:text-properties style:text-underline-style="none" fo:font-weight="normal" officeooo:rsid="001a1637" officeooo:paragraph-rsid="00243e35" style:font-weight-asian="normal" style:font-weight-complex="normal"/>
    </style:style>
    <style:style style:name="P56" style:family="paragraph" style:parent-style-name="Standard">
      <style:text-properties officeooo:rsid="0037565c" officeooo:paragraph-rsid="0037565c"/>
    </style:style>
    <style:style style:name="P57" style:family="paragraph" style:parent-style-name="Standard">
      <style:text-properties fo:font-style="italic" officeooo:rsid="004897fc" officeooo:paragraph-rsid="0075845c" style:font-style-asian="italic" style:font-style-complex="italic"/>
    </style:style>
    <style:style style:name="P58" style:family="paragraph" style:parent-style-name="Standard">
      <style:text-properties fo:font-style="normal" officeooo:rsid="004897fc" officeooo:paragraph-rsid="0074b1c9" style:font-style-asian="normal" style:font-style-complex="normal"/>
    </style:style>
    <style:style style:name="P59" style:family="paragraph" style:parent-style-name="Standard">
      <style:text-properties fo:font-style="normal" officeooo:rsid="004897fc" officeooo:paragraph-rsid="0075845c" style:font-style-asian="normal" style:font-style-complex="normal"/>
    </style:style>
    <style:style style:name="P60" style:family="paragraph" style:parent-style-name="Standard">
      <style:text-properties fo:font-style="normal" officeooo:rsid="0116f2f1" officeooo:paragraph-rsid="011c85d9" style:font-style-asian="normal" style:font-style-complex="normal"/>
    </style:style>
    <style:style style:name="P61" style:family="paragraph" style:parent-style-name="Standard">
      <style:text-properties fo:font-style="normal" officeooo:rsid="001a1637" officeooo:paragraph-rsid="01526a37" style:font-style-asian="normal" style:font-style-complex="normal"/>
    </style:style>
    <style:style style:name="P62" style:family="paragraph" style:parent-style-name="Standard">
      <style:text-properties fo:font-style="normal" officeooo:rsid="01457bde" officeooo:paragraph-rsid="01457bde" style:font-style-asian="normal" style:font-style-complex="normal"/>
    </style:style>
    <style:style style:name="P63" style:family="paragraph" style:parent-style-name="Standard">
      <style:text-properties fo:font-style="normal" officeooo:rsid="01491b38" officeooo:paragraph-rsid="01457bde" style:font-style-asian="normal" style:font-style-complex="normal"/>
    </style:style>
    <style:style style:name="P64" style:family="paragraph" style:parent-style-name="Standard">
      <style:text-properties fo:font-style="normal" officeooo:rsid="01491b38" officeooo:paragraph-rsid="014a39d5" style:font-style-asian="normal" style:font-style-complex="normal"/>
    </style:style>
    <style:style style:name="P65" style:family="paragraph" style:parent-style-name="Standard">
      <style:text-properties fo:font-style="normal" officeooo:rsid="014ec919" officeooo:paragraph-rsid="01526a37" style:font-style-asian="normal" style:font-style-complex="normal"/>
    </style:style>
    <style:style style:name="P66" style:family="paragraph" style:parent-style-name="Standard">
      <style:text-properties fo:font-style="normal" officeooo:rsid="0116633c" officeooo:paragraph-rsid="00d2a527" style:font-style-asian="normal" style:font-style-complex="normal"/>
    </style:style>
    <style:style style:name="P67" style:family="paragraph" style:parent-style-name="Standard">
      <style:text-properties fo:font-style="normal" officeooo:rsid="0116633c" officeooo:paragraph-rsid="016b8953" style:font-style-asian="normal" style:font-style-complex="normal"/>
    </style:style>
    <style:style style:name="P68" style:family="paragraph" style:parent-style-name="Standard">
      <style:text-properties fo:font-style="normal" officeooo:rsid="01b19ef9" officeooo:paragraph-rsid="016b8953" style:font-style-asian="normal" style:font-style-complex="normal"/>
    </style:style>
    <style:style style:name="P69" style:family="paragraph" style:parent-style-name="Standard">
      <style:text-properties fo:font-style="normal" officeooo:rsid="0239ffc1" officeooo:paragraph-rsid="023ebc7e" style:font-style-asian="normal" style:font-style-complex="normal"/>
    </style:style>
    <style:style style:name="P70" style:family="paragraph" style:parent-style-name="Standard">
      <style:paragraph-properties fo:text-align="start"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71"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72"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73"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74" style:family="paragraph" style:parent-style-name="Standard">
      <style:text-properties officeooo:rsid="004475b0" officeooo:paragraph-rsid="004475b0"/>
    </style:style>
    <style:style style:name="P75"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76"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77"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78"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79"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80"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81"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82" style:family="paragraph" style:parent-style-name="Standard">
      <style:text-properties fo:font-size="14pt" fo:font-style="italic" fo:font-weight="normal" officeooo:rsid="015da12b" officeooo:paragraph-rsid="02574ddf" style:font-size-asian="14pt" style:font-style-asian="italic" style:font-weight-asian="normal" style:font-size-complex="14pt" style:font-style-complex="italic" style:font-weight-complex="normal"/>
    </style:style>
    <style:style style:name="P83"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84" style:family="paragraph" style:parent-style-name="Standard">
      <style:text-properties fo:font-size="14pt" fo:font-style="italic" officeooo:rsid="01d2b6e8" officeooo:paragraph-rsid="009c5420" style:font-size-asian="12.25pt" style:font-style-asian="italic" style:font-size-complex="14pt" style:font-style-complex="italic"/>
    </style:style>
    <style:style style:name="P85"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86"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87"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88" style:family="paragraph" style:parent-style-name="Standard">
      <style:text-properties fo:font-size="14pt" officeooo:rsid="001a1637" officeooo:paragraph-rsid="009c5420" style:font-size-asian="12.25pt" style:font-size-complex="14pt"/>
    </style:style>
    <style:style style:name="P89" style:family="paragraph" style:parent-style-name="Standard">
      <style:text-properties fo:font-size="14pt" officeooo:rsid="01de4db3" officeooo:paragraph-rsid="01de4db3" style:font-size-asian="12.25pt" style:font-size-complex="14pt"/>
    </style:style>
    <style:style style:name="P90" style:family="paragraph" style:parent-style-name="Standard">
      <style:text-properties fo:font-size="14pt" fo:font-style="normal" officeooo:rsid="01de4db3" officeooo:paragraph-rsid="02135b8b" style:font-size-asian="12.25pt" style:font-style-asian="normal" style:font-size-complex="14pt" style:font-style-complex="normal"/>
    </style:style>
    <style:style style:name="P91" style:family="paragraph" style:parent-style-name="Standard">
      <style:paragraph-properties fo:break-before="page"/>
      <style:text-properties officeooo:rsid="001a1637" officeooo:paragraph-rsid="001a1637"/>
    </style:style>
    <style:style style:name="P92" style:family="paragraph" style:parent-style-name="Standard">
      <style:paragraph-properties fo:break-before="page"/>
      <style:text-properties fo:font-size="20pt" officeooo:rsid="001a1637" officeooo:paragraph-rsid="01600273" style:font-size-asian="20pt" style:font-size-complex="20pt"/>
    </style:style>
    <style:style style:name="P93" style:family="paragraph" style:parent-style-name="Standard">
      <style:paragraph-properties fo:text-align="start" style:justify-single-word="false" fo:break-before="page"/>
      <style:text-properties fo:font-size="12pt" style:text-underline-style="none" fo:font-weight="normal" officeooo:rsid="001a1637" officeooo:paragraph-rsid="01600273" style:font-size-asian="10.5pt" style:font-weight-asian="normal" style:font-size-complex="12pt" style:font-weight-complex="normal"/>
    </style:style>
    <style:style style:name="P94" style:family="paragraph" style:parent-style-name="Standard">
      <style:text-properties officeooo:rsid="001a1637" officeooo:paragraph-rsid="02678416"/>
    </style:style>
    <style:style style:name="P95" style:family="paragraph" style:parent-style-name="Standard">
      <style:text-properties officeooo:rsid="001a1637" officeooo:paragraph-rsid="0267c238"/>
    </style:style>
    <style:style style:name="P96"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97" style:family="paragraph" style:parent-style-name="Standard">
      <style:text-properties fo:font-size="14pt" fo:font-style="italic" fo:font-weight="normal" officeooo:rsid="015da12b" officeooo:paragraph-rsid="0267c238" style:font-size-asian="14pt" style:font-style-asian="italic" style:font-weight-asian="normal" style:font-size-complex="14pt" style:font-style-complex="italic" style:font-weight-complex="normal"/>
    </style:style>
    <style:style style:name="P98" style:family="paragraph" style:parent-style-name="Standard">
      <style:text-properties fo:font-size="14pt" fo:font-style="italic" fo:font-weight="normal" officeooo:rsid="0267c238" officeooo:paragraph-rsid="0267c238" style:font-size-asian="14pt" style:font-style-asian="italic" style:font-weight-asian="normal" style:font-size-complex="14pt" style:font-style-complex="italic" style:font-weight-complex="normal"/>
    </style:style>
    <style:style style:name="T1" style:family="text">
      <style:text-properties officeooo:rsid="001af432"/>
    </style:style>
    <style:style style:name="T2" style:family="text">
      <style:text-properties officeooo:rsid="001c2470"/>
    </style:style>
    <style:style style:name="T3" style:family="text">
      <style:text-properties officeooo:rsid="001d6644"/>
    </style:style>
    <style:style style:name="T4" style:family="text">
      <style:text-properties officeooo:rsid="001dd431"/>
    </style:style>
    <style:style style:name="T5" style:family="text">
      <style:text-properties officeooo:rsid="001f0ea3"/>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21095d" style:font-weight-asian="normal" style:font-weight-complex="normal"/>
    </style:style>
    <style:style style:name="T8" style:family="text">
      <style:text-properties style:text-underline-style="none" fo:font-weight="normal" officeooo:rsid="00254342" style:font-weight-asian="normal" style:font-weight-complex="normal"/>
    </style:style>
    <style:style style:name="T9" style:family="text">
      <style:text-properties style:text-underline-style="none" fo:font-weight="normal" officeooo:rsid="00270697" style:font-weight-asian="normal" style:font-weight-complex="normal"/>
    </style:style>
    <style:style style:name="T10" style:family="text">
      <style:text-properties style:text-underline-style="none" fo:font-weight="normal" officeooo:rsid="002913e1" style:font-weight-asian="normal" style:font-weight-complex="normal"/>
    </style:style>
    <style:style style:name="T11" style:family="text">
      <style:text-properties style:text-underline-style="none" fo:font-weight="normal" officeooo:rsid="0033de04" style:font-weight-asian="normal" style:font-weight-complex="normal"/>
    </style:style>
    <style:style style:name="T12" style:family="text">
      <style:text-properties style:text-underline-style="none" fo:font-weight="normal" officeooo:rsid="0037565c" style:font-weight-asian="normal" style:font-weight-complex="normal"/>
    </style:style>
    <style:style style:name="T13" style:family="text">
      <style:text-properties style:text-underline-style="none" fo:font-weight="normal" officeooo:rsid="0038ae8a" style:font-weight-asian="normal" style:font-weight-complex="normal"/>
    </style:style>
    <style:style style:name="T14" style:family="text">
      <style:text-properties style:text-underline-style="none" fo:font-weight="normal" officeooo:rsid="003a0369" style:font-weight-asian="normal" style:font-weight-complex="normal"/>
    </style:style>
    <style:style style:name="T15" style:family="text">
      <style:text-properties style:text-underline-style="none" fo:font-weight="normal" officeooo:rsid="003b64e8" style:font-weight-asian="normal" style:font-weight-complex="normal"/>
    </style:style>
    <style:style style:name="T16" style:family="text">
      <style:text-properties style:text-underline-style="none" fo:font-weight="normal" officeooo:rsid="003ded40" style:font-weight-asian="normal" style:font-weight-complex="normal"/>
    </style:style>
    <style:style style:name="T17" style:family="text">
      <style:text-properties officeooo:rsid="00254342"/>
    </style:style>
    <style:style style:name="T18" style:family="text">
      <style:text-properties officeooo:rsid="0027af77"/>
    </style:style>
    <style:style style:name="T19" style:family="text">
      <style:text-properties officeooo:rsid="0028d2b9"/>
    </style:style>
    <style:style style:name="T20" style:family="text">
      <style:text-properties officeooo:rsid="00296a91"/>
    </style:style>
    <style:style style:name="T21" style:family="text">
      <style:text-properties officeooo:rsid="002a85fe"/>
    </style:style>
    <style:style style:name="T22" style:family="text">
      <style:text-properties officeooo:rsid="002f30aa"/>
    </style:style>
    <style:style style:name="T23" style:family="text">
      <style:text-properties officeooo:rsid="003285f3"/>
    </style:style>
    <style:style style:name="T24" style:family="text">
      <style:text-properties officeooo:rsid="00347202"/>
    </style:style>
    <style:style style:name="T25" style:family="text">
      <style:text-properties officeooo:rsid="003582e0"/>
    </style:style>
    <style:style style:name="T26" style:family="text">
      <style:text-properties officeooo:rsid="003707d1"/>
    </style:style>
    <style:style style:name="T27" style:family="text">
      <style:text-properties officeooo:rsid="0037565c"/>
    </style:style>
    <style:style style:name="T28" style:family="text">
      <style:text-properties officeooo:rsid="00429b8b"/>
    </style:style>
    <style:style style:name="T29" style:family="text">
      <style:text-properties fo:font-style="normal" style:font-style-asian="normal" style:font-style-complex="normal"/>
    </style:style>
    <style:style style:name="T30" style:family="text">
      <style:text-properties fo:font-style="normal" officeooo:rsid="00501a23" style:font-style-asian="normal" style:font-style-complex="normal"/>
    </style:style>
    <style:style style:name="T31" style:family="text">
      <style:text-properties fo:font-style="normal" officeooo:rsid="00cb5f07" style:font-style-asian="normal" style:font-style-complex="normal"/>
    </style:style>
    <style:style style:name="T32" style:family="text">
      <style:text-properties fo:font-style="normal" officeooo:rsid="00cccb43" style:font-style-asian="normal" style:font-style-complex="normal"/>
    </style:style>
    <style:style style:name="T33" style:family="text">
      <style:text-properties fo:font-style="normal" officeooo:rsid="00ce9ed1" style:font-style-asian="normal" style:font-style-complex="normal"/>
    </style:style>
    <style:style style:name="T34" style:family="text">
      <style:text-properties fo:font-style="normal" officeooo:rsid="00cef413" style:font-style-asian="normal" style:font-style-complex="normal"/>
    </style:style>
    <style:style style:name="T35" style:family="text">
      <style:text-properties fo:font-style="normal" officeooo:rsid="00d3b65e" style:font-style-asian="normal" style:font-style-complex="normal"/>
    </style:style>
    <style:style style:name="T36" style:family="text">
      <style:text-properties fo:font-style="normal" officeooo:rsid="00d49690" style:font-style-asian="normal" style:font-style-complex="normal"/>
    </style:style>
    <style:style style:name="T37" style:family="text">
      <style:text-properties fo:font-style="normal" officeooo:rsid="00d6fcf3" style:font-style-asian="normal" style:font-style-complex="normal"/>
    </style:style>
    <style:style style:name="T38" style:family="text">
      <style:text-properties fo:font-style="normal" officeooo:rsid="00d8dd24" style:font-style-asian="normal" style:font-style-complex="normal"/>
    </style:style>
    <style:style style:name="T39" style:family="text">
      <style:text-properties fo:font-style="normal" officeooo:rsid="00db8729" style:font-style-asian="normal" style:font-style-complex="normal"/>
    </style:style>
    <style:style style:name="T40" style:family="text">
      <style:text-properties fo:font-style="normal" officeooo:rsid="00dc83f5" style:font-style-asian="normal" style:font-style-complex="normal"/>
    </style:style>
    <style:style style:name="T41" style:family="text">
      <style:text-properties fo:font-style="normal" officeooo:rsid="00ddfe2f" style:font-style-asian="normal" style:font-style-complex="normal"/>
    </style:style>
    <style:style style:name="T42" style:family="text">
      <style:text-properties fo:font-style="normal" officeooo:rsid="00e6e476" style:font-style-asian="normal" style:font-style-complex="normal"/>
    </style:style>
    <style:style style:name="T43" style:family="text">
      <style:text-properties fo:font-style="normal" officeooo:rsid="00e746d3" style:font-style-asian="normal" style:font-style-complex="normal"/>
    </style:style>
    <style:style style:name="T44" style:family="text">
      <style:text-properties fo:font-style="normal" officeooo:rsid="00e963e1" style:font-style-asian="normal" style:font-style-complex="normal"/>
    </style:style>
    <style:style style:name="T45" style:family="text">
      <style:text-properties fo:font-style="normal" officeooo:rsid="00eb6066" style:font-style-asian="normal" style:font-style-complex="normal"/>
    </style:style>
    <style:style style:name="T46" style:family="text">
      <style:text-properties fo:font-style="normal" officeooo:rsid="00ee6bc4" style:font-style-asian="normal" style:font-style-complex="normal"/>
    </style:style>
    <style:style style:name="T47" style:family="text">
      <style:text-properties fo:font-style="normal" officeooo:rsid="00ef612c" style:font-style-asian="normal" style:font-style-complex="normal"/>
    </style:style>
    <style:style style:name="T48" style:family="text">
      <style:text-properties fo:font-style="normal" officeooo:rsid="00f0080a" style:font-style-asian="normal" style:font-style-complex="normal"/>
    </style:style>
    <style:style style:name="T49" style:family="text">
      <style:text-properties fo:font-style="normal" officeooo:rsid="00f1c817" style:font-style-asian="normal" style:font-style-complex="normal"/>
    </style:style>
    <style:style style:name="T50" style:family="text">
      <style:text-properties fo:font-style="normal" officeooo:rsid="00f27950" style:font-style-asian="normal" style:font-style-complex="normal"/>
    </style:style>
    <style:style style:name="T51" style:family="text">
      <style:text-properties fo:font-style="normal" officeooo:rsid="00f45cd4" style:font-style-asian="normal" style:font-style-complex="normal"/>
    </style:style>
    <style:style style:name="T52" style:family="text">
      <style:text-properties fo:font-style="normal" officeooo:rsid="00f91da3" style:font-style-asian="normal" style:font-style-complex="normal"/>
    </style:style>
    <style:style style:name="T53" style:family="text">
      <style:text-properties fo:font-style="normal" officeooo:rsid="00fd0629" style:font-style-asian="normal" style:font-style-complex="normal"/>
    </style:style>
    <style:style style:name="T54" style:family="text">
      <style:text-properties fo:font-style="normal" officeooo:rsid="00feb8a1" style:font-style-asian="normal" style:font-style-complex="normal"/>
    </style:style>
    <style:style style:name="T55" style:family="text">
      <style:text-properties fo:font-style="normal" officeooo:rsid="00fecd11" style:font-style-asian="normal" style:font-style-complex="normal"/>
    </style:style>
    <style:style style:name="T56" style:family="text">
      <style:text-properties fo:font-style="normal" officeooo:rsid="0100f55c" style:font-style-asian="normal" style:font-style-complex="normal"/>
    </style:style>
    <style:style style:name="T57" style:family="text">
      <style:text-properties fo:font-style="normal" officeooo:rsid="0103f289" style:font-style-asian="normal" style:font-style-complex="normal"/>
    </style:style>
    <style:style style:name="T58" style:family="text">
      <style:text-properties fo:font-style="normal" officeooo:rsid="0104f64b" style:font-style-asian="normal" style:font-style-complex="normal"/>
    </style:style>
    <style:style style:name="T59" style:family="text">
      <style:text-properties fo:font-style="normal" officeooo:rsid="0106cc5a" style:font-style-asian="normal" style:font-style-complex="normal"/>
    </style:style>
    <style:style style:name="T60" style:family="text">
      <style:text-properties fo:font-style="normal" officeooo:rsid="0107a462" style:font-style-asian="normal" style:font-style-complex="normal"/>
    </style:style>
    <style:style style:name="T61" style:family="text">
      <style:text-properties fo:font-style="normal" officeooo:rsid="010943fc" style:font-style-asian="normal" style:font-style-complex="normal"/>
    </style:style>
    <style:style style:name="T62" style:family="text">
      <style:text-properties fo:font-style="normal" officeooo:rsid="010ac640" style:font-style-asian="normal" style:font-style-complex="normal"/>
    </style:style>
    <style:style style:name="T63" style:family="text">
      <style:text-properties fo:font-style="normal" officeooo:rsid="010c9143" style:font-style-asian="normal" style:font-style-complex="normal"/>
    </style:style>
    <style:style style:name="T64" style:family="text">
      <style:text-properties fo:font-style="normal" officeooo:rsid="010e88ce" style:font-style-asian="normal" style:font-style-complex="normal"/>
    </style:style>
    <style:style style:name="T65" style:family="text">
      <style:text-properties fo:font-style="normal" officeooo:rsid="010f8845" style:font-style-asian="normal" style:font-style-complex="normal"/>
    </style:style>
    <style:style style:name="T66" style:family="text">
      <style:text-properties fo:font-style="normal" officeooo:rsid="0112b233" style:font-style-asian="normal" style:font-style-complex="normal"/>
    </style:style>
    <style:style style:name="T67" style:family="text">
      <style:text-properties fo:font-style="normal" officeooo:rsid="0116ec8b" style:font-style-asian="normal" style:font-style-complex="normal"/>
    </style:style>
    <style:style style:name="T68" style:family="text">
      <style:text-properties fo:font-style="normal" officeooo:rsid="0116f2f1" style:font-style-asian="normal" style:font-style-complex="normal"/>
    </style:style>
    <style:style style:name="T69" style:family="text">
      <style:text-properties fo:font-style="normal" officeooo:rsid="011d6baf" style:font-style-asian="normal" style:font-style-complex="normal"/>
    </style:style>
    <style:style style:name="T70" style:family="text">
      <style:text-properties fo:font-style="normal" officeooo:rsid="011e5314" style:font-style-asian="normal" style:font-style-complex="normal"/>
    </style:style>
    <style:style style:name="T71" style:family="text">
      <style:text-properties fo:font-style="normal" officeooo:rsid="011fc588" style:font-style-asian="normal" style:font-style-complex="normal"/>
    </style:style>
    <style:style style:name="T72" style:family="text">
      <style:text-properties fo:font-style="normal" officeooo:rsid="01207868" style:font-style-asian="normal" style:font-style-complex="normal"/>
    </style:style>
    <style:style style:name="T73" style:family="text">
      <style:text-properties fo:font-style="normal" officeooo:rsid="0120a0fa" style:font-style-asian="normal" style:font-style-complex="normal"/>
    </style:style>
    <style:style style:name="T74" style:family="text">
      <style:text-properties fo:font-style="normal" officeooo:rsid="01218bfa" style:font-style-asian="normal" style:font-style-complex="normal"/>
    </style:style>
    <style:style style:name="T75" style:family="text">
      <style:text-properties fo:font-style="normal" officeooo:rsid="0122f06f" style:font-style-asian="normal" style:font-style-complex="normal"/>
    </style:style>
    <style:style style:name="T76" style:family="text">
      <style:text-properties fo:font-style="normal" officeooo:rsid="0123374a" style:font-style-asian="normal" style:font-style-complex="normal"/>
    </style:style>
    <style:style style:name="T77" style:family="text">
      <style:text-properties fo:font-style="normal" officeooo:rsid="012516f0" style:font-style-asian="normal" style:font-style-complex="normal"/>
    </style:style>
    <style:style style:name="T78" style:family="text">
      <style:text-properties fo:font-style="normal" officeooo:rsid="012596c6" style:font-style-asian="normal" style:font-style-complex="normal"/>
    </style:style>
    <style:style style:name="T79" style:family="text">
      <style:text-properties fo:font-style="normal" officeooo:rsid="0127326e" style:font-style-asian="normal" style:font-style-complex="normal"/>
    </style:style>
    <style:style style:name="T80" style:family="text">
      <style:text-properties fo:font-style="normal" officeooo:rsid="01276b54" style:font-style-asian="normal" style:font-style-complex="normal"/>
    </style:style>
    <style:style style:name="T81" style:family="text">
      <style:text-properties fo:font-style="normal" officeooo:rsid="01294dbf" style:font-style-asian="normal" style:font-style-complex="normal"/>
    </style:style>
    <style:style style:name="T82" style:family="text">
      <style:text-properties fo:font-style="normal" officeooo:rsid="012ad544" style:font-style-asian="normal" style:font-style-complex="normal"/>
    </style:style>
    <style:style style:name="T83" style:family="text">
      <style:text-properties fo:font-style="normal" officeooo:rsid="012c6fd6" style:font-style-asian="normal" style:font-style-complex="normal"/>
    </style:style>
    <style:style style:name="T84" style:family="text">
      <style:text-properties fo:font-style="normal" officeooo:rsid="012ec6b6" style:font-style-asian="normal" style:font-style-complex="normal"/>
    </style:style>
    <style:style style:name="T85" style:family="text">
      <style:text-properties fo:font-style="normal" officeooo:rsid="01457bde" style:font-style-asian="normal" style:font-style-complex="normal"/>
    </style:style>
    <style:style style:name="T86" style:family="text">
      <style:text-properties fo:font-style="normal" officeooo:rsid="01466f41" style:font-style-asian="normal" style:font-style-complex="normal"/>
    </style:style>
    <style:style style:name="T87" style:family="text">
      <style:text-properties fo:font-style="normal" officeooo:rsid="01477001" style:font-style-asian="normal" style:font-style-complex="normal"/>
    </style:style>
    <style:style style:name="T88" style:family="text">
      <style:text-properties fo:font-style="normal" officeooo:rsid="01491b38" style:font-style-asian="normal" style:font-style-complex="normal"/>
    </style:style>
    <style:style style:name="T89" style:family="text">
      <style:text-properties fo:font-style="normal" officeooo:rsid="014bad24" style:font-style-asian="normal" style:font-style-complex="normal"/>
    </style:style>
    <style:style style:name="T90" style:family="text">
      <style:text-properties fo:font-style="normal" officeooo:rsid="014cf425" style:font-style-asian="normal" style:font-style-complex="normal"/>
    </style:style>
    <style:style style:name="T91" style:family="text">
      <style:text-properties fo:font-style="normal" officeooo:rsid="014d97ee" style:font-style-asian="normal" style:font-style-complex="normal"/>
    </style:style>
    <style:style style:name="T92" style:family="text">
      <style:text-properties fo:font-style="normal" officeooo:rsid="014ec919" style:font-style-asian="normal" style:font-style-complex="normal"/>
    </style:style>
    <style:style style:name="T93" style:family="text">
      <style:text-properties fo:font-style="normal" officeooo:rsid="014f68e1" style:font-style-asian="normal" style:font-style-complex="normal"/>
    </style:style>
    <style:style style:name="T94" style:family="text">
      <style:text-properties fo:font-style="normal" officeooo:rsid="014ff5ab" style:font-style-asian="normal" style:font-style-complex="normal"/>
    </style:style>
    <style:style style:name="T95" style:family="text">
      <style:text-properties fo:font-style="normal" officeooo:rsid="01508b66" style:font-style-asian="normal" style:font-style-complex="normal"/>
    </style:style>
    <style:style style:name="T96" style:family="text">
      <style:text-properties fo:font-style="normal" officeooo:rsid="0151a769" style:font-style-asian="normal" style:font-style-complex="normal"/>
    </style:style>
    <style:style style:name="T97" style:family="text">
      <style:text-properties fo:font-style="normal" officeooo:rsid="01526a37" style:font-style-asian="normal" style:font-style-complex="normal"/>
    </style:style>
    <style:style style:name="T98" style:family="text">
      <style:text-properties fo:font-style="normal" officeooo:rsid="01d2b6e8" style:font-style-asian="normal" style:font-style-complex="normal"/>
    </style:style>
    <style:style style:name="T99" style:family="text">
      <style:text-properties fo:font-style="normal" officeooo:rsid="01d38f8a" style:font-style-asian="normal" style:font-style-complex="normal"/>
    </style:style>
    <style:style style:name="T100" style:family="text">
      <style:text-properties fo:font-style="normal" officeooo:rsid="015a707f" style:font-style-asian="normal" style:font-style-complex="normal"/>
    </style:style>
    <style:style style:name="T101" style:family="text">
      <style:text-properties fo:font-style="normal" officeooo:rsid="02362297" style:font-style-asian="normal" style:font-style-complex="normal"/>
    </style:style>
    <style:style style:name="T102" style:family="text">
      <style:text-properties fo:font-style="normal" officeooo:rsid="0239ffc1" style:font-style-asian="normal" style:font-style-complex="normal"/>
    </style:style>
    <style:style style:name="T103" style:family="text">
      <style:text-properties fo:font-style="normal" officeooo:rsid="0241a1d1" style:font-style-asian="normal" style:font-style-complex="normal"/>
    </style:style>
    <style:style style:name="T104" style:family="text">
      <style:text-properties fo:font-style="normal" officeooo:rsid="02439008" style:font-style-asian="normal" style:font-style-complex="normal"/>
    </style:style>
    <style:style style:name="T105" style:family="text">
      <style:text-properties fo:font-style="normal" officeooo:rsid="024518b9" style:font-style-asian="normal" style:font-style-complex="normal"/>
    </style:style>
    <style:style style:name="T106" style:family="text">
      <style:text-properties fo:font-style="normal" officeooo:rsid="0245f41b" style:font-style-asian="normal" style:font-style-complex="normal"/>
    </style:style>
    <style:style style:name="T107" style:family="text">
      <style:text-properties fo:font-style="normal" officeooo:rsid="0246bd4f" style:font-style-asian="normal" style:font-style-complex="normal"/>
    </style:style>
    <style:style style:name="T108" style:family="text">
      <style:text-properties fo:font-style="normal" officeooo:rsid="0248b464" style:font-style-asian="normal" style:font-style-complex="normal"/>
    </style:style>
    <style:style style:name="T109" style:family="text">
      <style:text-properties fo:font-style="normal" officeooo:rsid="024a26f1" style:font-style-asian="normal" style:font-style-complex="normal"/>
    </style:style>
    <style:style style:name="T110" style:family="text">
      <style:text-properties fo:font-style="normal" officeooo:rsid="024ba80e" style:font-style-asian="normal" style:font-style-complex="normal"/>
    </style:style>
    <style:style style:name="T111" style:family="text">
      <style:text-properties fo:font-style="normal" officeooo:rsid="024dfb36" style:font-style-asian="normal" style:font-style-complex="normal"/>
    </style:style>
    <style:style style:name="T112" style:family="text">
      <style:text-properties fo:font-style="normal" officeooo:rsid="024fbcca" style:font-style-asian="normal" style:font-style-complex="normal"/>
    </style:style>
    <style:style style:name="T113" style:family="text">
      <style:text-properties fo:font-style="normal" officeooo:rsid="02517581" style:font-style-asian="normal" style:font-style-complex="normal"/>
    </style:style>
    <style:style style:name="T114" style:family="text">
      <style:text-properties fo:font-style="normal" officeooo:rsid="0252f32f" style:font-style-asian="normal" style:font-style-complex="normal"/>
    </style:style>
    <style:style style:name="T115" style:family="text">
      <style:text-properties fo:font-style="normal" officeooo:rsid="0254e30a" style:font-style-asian="normal" style:font-style-complex="normal"/>
    </style:style>
    <style:style style:name="T116" style:family="text">
      <style:text-properties fo:font-style="normal" officeooo:rsid="025fe23d" style:font-style-asian="normal" style:font-style-complex="normal"/>
    </style:style>
    <style:style style:name="T117" style:family="text">
      <style:text-properties fo:font-style="normal" officeooo:rsid="0261cd7a" style:font-style-asian="normal" style:font-style-complex="normal"/>
    </style:style>
    <style:style style:name="T118" style:family="text">
      <style:text-properties fo:font-style="normal" officeooo:rsid="024a8b63" fo:background-color="#ffff00" loext:char-shading-value="0" style:font-style-asian="normal" style:font-style-complex="normal"/>
    </style:style>
    <style:style style:name="T119" style:family="text">
      <style:text-properties fo:font-style="normal" officeooo:rsid="0239ffc1" fo:background-color="#ffff00" loext:char-shading-value="0" style:font-style-asian="normal" style:font-style-complex="normal"/>
    </style:style>
    <style:style style:name="T120" style:family="text">
      <style:text-properties fo:font-style="italic" style:font-style-asian="italic" style:font-style-complex="italic"/>
    </style:style>
    <style:style style:name="T121" style:family="text">
      <style:text-properties fo:font-style="italic" officeooo:rsid="009a0902" style:font-style-asian="italic" style:font-style-complex="italic"/>
    </style:style>
    <style:style style:name="T122" style:family="text">
      <style:text-properties fo:font-style="italic" officeooo:rsid="0093a497" style:font-style-asian="italic" style:font-style-complex="italic"/>
    </style:style>
    <style:style style:name="T123" style:family="text">
      <style:text-properties fo:font-style="italic" officeooo:rsid="009c5420" style:font-style-asian="italic" style:font-style-complex="italic"/>
    </style:style>
    <style:style style:name="T124" style:family="text">
      <style:text-properties fo:font-style="italic" officeooo:rsid="009d3e60" style:font-style-asian="italic" style:font-style-complex="italic"/>
    </style:style>
    <style:style style:name="T125" style:family="text">
      <style:text-properties fo:font-style="italic" officeooo:rsid="009e9be0" style:font-style-asian="italic" style:font-style-complex="italic"/>
    </style:style>
    <style:style style:name="T126" style:family="text">
      <style:text-properties fo:font-style="italic" officeooo:rsid="00a198a8" style:font-style-asian="italic" style:font-style-complex="italic"/>
    </style:style>
    <style:style style:name="T127" style:family="text">
      <style:text-properties fo:font-style="italic" officeooo:rsid="00a3182d" style:font-style-asian="italic" style:font-style-complex="italic"/>
    </style:style>
    <style:style style:name="T128" style:family="text">
      <style:text-properties fo:font-style="italic" officeooo:rsid="00a53bcd" style:font-style-asian="italic" style:font-style-complex="italic"/>
    </style:style>
    <style:style style:name="T129" style:family="text">
      <style:text-properties fo:font-style="italic" officeooo:rsid="00a6d291" style:font-style-asian="italic" style:font-style-complex="italic"/>
    </style:style>
    <style:style style:name="T130" style:family="text">
      <style:text-properties fo:font-style="italic" officeooo:rsid="00a9f2a1" style:font-style-asian="italic" style:font-style-complex="italic"/>
    </style:style>
    <style:style style:name="T131" style:family="text">
      <style:text-properties fo:font-style="italic" officeooo:rsid="00ad5821" style:font-style-asian="italic" style:font-style-complex="italic"/>
    </style:style>
    <style:style style:name="T132" style:family="text">
      <style:text-properties fo:font-style="italic" officeooo:rsid="00af1f68" style:font-style-asian="italic" style:font-style-complex="italic"/>
    </style:style>
    <style:style style:name="T133" style:family="text">
      <style:text-properties fo:font-style="italic" officeooo:rsid="00b0162a" style:font-style-asian="italic" style:font-style-complex="italic"/>
    </style:style>
    <style:style style:name="T134" style:family="text">
      <style:text-properties fo:font-style="italic" officeooo:rsid="00b07931" style:font-style-asian="italic" style:font-style-complex="italic"/>
    </style:style>
    <style:style style:name="T135" style:family="text">
      <style:text-properties fo:font-style="italic" officeooo:rsid="00b0bb15" style:font-style-asian="italic" style:font-style-complex="italic"/>
    </style:style>
    <style:style style:name="T136" style:family="text">
      <style:text-properties fo:font-style="italic" officeooo:rsid="00b250a8" style:font-style-asian="italic" style:font-style-complex="italic"/>
    </style:style>
    <style:style style:name="T137" style:family="text">
      <style:text-properties fo:font-style="italic" officeooo:rsid="00b2bd35" style:font-style-asian="italic" style:font-style-complex="italic"/>
    </style:style>
    <style:style style:name="T138" style:family="text">
      <style:text-properties fo:font-style="italic" officeooo:rsid="00b44d4a" style:font-style-asian="italic" style:font-style-complex="italic"/>
    </style:style>
    <style:style style:name="T139" style:family="text">
      <style:text-properties fo:font-style="italic" officeooo:rsid="00cb5f07" style:font-style-asian="italic" style:font-style-complex="italic"/>
    </style:style>
    <style:style style:name="T140" style:family="text">
      <style:text-properties fo:font-style="italic" officeooo:rsid="00d3b65e" style:font-style-asian="italic" style:font-style-complex="italic"/>
    </style:style>
    <style:style style:name="T141" style:family="text">
      <style:text-properties fo:font-style="italic" officeooo:rsid="00d8dd24" style:font-style-asian="italic" style:font-style-complex="italic"/>
    </style:style>
    <style:style style:name="T142" style:family="text">
      <style:text-properties fo:font-style="italic" officeooo:rsid="00fc8d6e" style:font-style-asian="italic" style:font-style-complex="italic"/>
    </style:style>
    <style:style style:name="T143" style:family="text">
      <style:text-properties fo:font-style="italic" officeooo:rsid="0100c18d" style:font-style-asian="italic" style:font-style-complex="italic"/>
    </style:style>
    <style:style style:name="T144" style:family="text">
      <style:text-properties fo:font-style="italic" officeooo:rsid="0100f55c" style:font-style-asian="italic" style:font-style-complex="italic"/>
    </style:style>
    <style:style style:name="T145" style:family="text">
      <style:text-properties fo:font-style="italic" officeooo:rsid="0104f64b" style:font-style-asian="italic" style:font-style-complex="italic"/>
    </style:style>
    <style:style style:name="T146" style:family="text">
      <style:text-properties fo:font-style="italic" officeooo:rsid="010e4e5d" style:font-style-asian="italic" style:font-style-complex="italic"/>
    </style:style>
    <style:style style:name="T147" style:family="text">
      <style:text-properties fo:font-style="italic" officeooo:rsid="0116f2f1" style:font-style-asian="italic" style:font-style-complex="italic"/>
    </style:style>
    <style:style style:name="T148" style:family="text">
      <style:text-properties fo:font-style="italic" officeooo:rsid="01276b54" style:font-style-asian="italic" style:font-style-complex="italic"/>
    </style:style>
    <style:style style:name="T149" style:family="text">
      <style:text-properties fo:font-style="italic" officeooo:rsid="01294dbf" style:font-style-asian="italic" style:font-style-complex="italic"/>
    </style:style>
    <style:style style:name="T150" style:family="text">
      <style:text-properties fo:font-style="italic" officeooo:rsid="012c6fd6" style:font-style-asian="italic" style:font-style-complex="italic"/>
    </style:style>
    <style:style style:name="T151" style:family="text">
      <style:text-properties fo:font-style="italic" officeooo:rsid="014324d7" style:font-style-asian="italic" style:font-style-complex="italic"/>
    </style:style>
    <style:style style:name="T152" style:family="text">
      <style:text-properties fo:font-style="italic" officeooo:rsid="01457bde" style:font-style-asian="italic" style:font-style-complex="italic"/>
    </style:style>
    <style:style style:name="T153" style:family="text">
      <style:text-properties fo:font-style="italic" officeooo:rsid="01491b38" style:font-style-asian="italic" style:font-style-complex="italic"/>
    </style:style>
    <style:style style:name="T154" style:family="text">
      <style:text-properties fo:font-style="italic" officeooo:rsid="014a39d5" style:font-style-asian="italic" style:font-style-complex="italic"/>
    </style:style>
    <style:style style:name="T155" style:family="text">
      <style:text-properties fo:font-style="italic" officeooo:rsid="014d97ee" style:font-style-asian="italic" style:font-style-complex="italic"/>
    </style:style>
    <style:style style:name="T156" style:family="text">
      <style:text-properties fo:font-style="italic" officeooo:rsid="014ec919" style:font-style-asian="italic" style:font-style-complex="italic"/>
    </style:style>
    <style:style style:name="T157" style:family="text">
      <style:text-properties fo:font-style="italic" officeooo:rsid="01526a37" style:font-style-asian="italic" style:font-style-complex="italic"/>
    </style:style>
    <style:style style:name="T158" style:family="text">
      <style:text-properties fo:font-style="italic" officeooo:rsid="0152859f" style:font-style-asian="italic" style:font-style-complex="italic"/>
    </style:style>
    <style:style style:name="T159" style:family="text">
      <style:text-properties fo:font-style="italic" officeooo:rsid="0155f822" style:font-style-asian="italic" style:font-style-complex="italic"/>
    </style:style>
    <style:style style:name="T160" style:family="text">
      <style:text-properties fo:font-style="italic" officeooo:rsid="0159b3b2" style:font-style-asian="italic" style:font-style-complex="italic"/>
    </style:style>
    <style:style style:name="T161" style:family="text">
      <style:text-properties fo:font-style="italic" officeooo:rsid="015a707f" style:font-style-asian="italic" style:font-style-complex="italic"/>
    </style:style>
    <style:style style:name="T162" style:family="text">
      <style:text-properties fo:font-style="italic" officeooo:rsid="015bd70d" style:font-style-asian="italic" style:font-style-complex="italic"/>
    </style:style>
    <style:style style:name="T163" style:family="text">
      <style:text-properties fo:font-style="italic" officeooo:rsid="018dd6c6" style:font-style-asian="italic" style:font-style-complex="italic"/>
    </style:style>
    <style:style style:name="T164" style:family="text">
      <style:text-properties fo:font-style="italic" officeooo:rsid="018f8b25" style:font-style-asian="italic" style:font-style-complex="italic"/>
    </style:style>
    <style:style style:name="T165" style:family="text">
      <style:text-properties fo:font-style="italic" officeooo:rsid="0190e6e6" style:font-style-asian="italic" style:font-style-complex="italic"/>
    </style:style>
    <style:style style:name="T166" style:family="text">
      <style:text-properties fo:font-style="italic" officeooo:rsid="0192a7ab" style:font-style-asian="italic" style:font-style-complex="italic"/>
    </style:style>
    <style:style style:name="T167" style:family="text">
      <style:text-properties fo:font-style="italic" officeooo:rsid="01946e17" style:font-style-asian="italic" style:font-style-complex="italic"/>
    </style:style>
    <style:style style:name="T168" style:family="text">
      <style:text-properties fo:font-style="italic" officeooo:rsid="0196ce72" style:font-style-asian="italic" style:font-style-complex="italic"/>
    </style:style>
    <style:style style:name="T169" style:family="text">
      <style:text-properties fo:font-style="italic" officeooo:rsid="0199f065" style:font-style-asian="italic" style:font-style-complex="italic"/>
    </style:style>
    <style:style style:name="T170" style:family="text">
      <style:text-properties fo:font-style="italic" officeooo:rsid="019c3f20" style:font-style-asian="italic" style:font-style-complex="italic"/>
    </style:style>
    <style:style style:name="T171" style:family="text">
      <style:text-properties fo:font-style="italic" officeooo:rsid="01a30129" style:font-style-asian="italic" style:font-style-complex="italic"/>
    </style:style>
    <style:style style:name="T172" style:family="text">
      <style:text-properties fo:font-style="italic" officeooo:rsid="01a38467" style:font-style-asian="italic" style:font-style-complex="italic"/>
    </style:style>
    <style:style style:name="T173" style:family="text">
      <style:text-properties fo:font-style="italic" officeooo:rsid="01a5821d" style:font-style-asian="italic" style:font-style-complex="italic"/>
    </style:style>
    <style:style style:name="T174" style:family="text">
      <style:text-properties fo:font-style="italic" officeooo:rsid="01a62467" style:font-style-asian="italic" style:font-style-complex="italic"/>
    </style:style>
    <style:style style:name="T175" style:family="text">
      <style:text-properties fo:font-style="italic" officeooo:rsid="01a767a9" style:font-style-asian="italic" style:font-style-complex="italic"/>
    </style:style>
    <style:style style:name="T176" style:family="text">
      <style:text-properties fo:font-style="italic" officeooo:rsid="01ab1bb8" style:font-style-asian="italic" style:font-style-complex="italic"/>
    </style:style>
    <style:style style:name="T177" style:family="text">
      <style:text-properties fo:font-style="italic" officeooo:rsid="01abcf34" style:font-style-asian="italic" style:font-style-complex="italic"/>
    </style:style>
    <style:style style:name="T178" style:family="text">
      <style:text-properties fo:font-style="italic" officeooo:rsid="01b07d2e" style:font-style-asian="italic" style:font-style-complex="italic"/>
    </style:style>
    <style:style style:name="T179" style:family="text">
      <style:text-properties fo:font-style="italic" officeooo:rsid="01b19ef9" style:font-style-asian="italic" style:font-style-complex="italic"/>
    </style:style>
    <style:style style:name="T180" style:family="text">
      <style:text-properties fo:font-style="italic" officeooo:rsid="01b5f83a" style:font-style-asian="italic" style:font-style-complex="italic"/>
    </style:style>
    <style:style style:name="T181" style:family="text">
      <style:text-properties fo:font-style="italic" officeooo:rsid="01b936a0" style:font-style-asian="italic" style:font-style-complex="italic"/>
    </style:style>
    <style:style style:name="T182" style:family="text">
      <style:text-properties fo:font-style="italic" officeooo:rsid="01baf82b" style:font-style-asian="italic" style:font-style-complex="italic"/>
    </style:style>
    <style:style style:name="T183" style:family="text">
      <style:text-properties fo:font-style="italic" officeooo:rsid="01bc53b0" style:font-style-asian="italic" style:font-style-complex="italic"/>
    </style:style>
    <style:style style:name="T184" style:family="text">
      <style:text-properties fo:font-style="italic" officeooo:rsid="01c643f7" style:font-style-asian="italic" style:font-style-complex="italic"/>
    </style:style>
    <style:style style:name="T185" style:family="text">
      <style:text-properties fo:font-style="italic" officeooo:rsid="01c8496f" style:font-style-asian="italic" style:font-style-complex="italic"/>
    </style:style>
    <style:style style:name="T186" style:family="text">
      <style:text-properties fo:font-style="italic" officeooo:rsid="01c9af8a" style:font-style-asian="italic" style:font-style-complex="italic"/>
    </style:style>
    <style:style style:name="T187" style:family="text">
      <style:text-properties fo:font-style="italic" officeooo:rsid="01cb80f9" style:font-style-asian="italic" style:font-style-complex="italic"/>
    </style:style>
    <style:style style:name="T188" style:family="text">
      <style:text-properties fo:font-style="italic" officeooo:rsid="01cc6304" style:font-style-asian="italic" style:font-style-complex="italic"/>
    </style:style>
    <style:style style:name="T189" style:family="text">
      <style:text-properties fo:font-style="italic" officeooo:rsid="01d0d9d6" style:font-style-asian="italic" style:font-style-complex="italic"/>
    </style:style>
    <style:style style:name="T190" style:family="text">
      <style:text-properties fo:font-style="italic" officeooo:rsid="01d1a987" style:font-style-asian="italic" style:font-style-complex="italic"/>
    </style:style>
    <style:style style:name="T191" style:family="text">
      <style:text-properties fo:font-style="italic" officeooo:rsid="01d2b6e8" style:font-style-asian="italic" style:font-style-complex="italic"/>
    </style:style>
    <style:style style:name="T192" style:family="text">
      <style:text-properties fo:font-style="italic" officeooo:rsid="01e6a859" style:font-style-asian="italic" style:font-style-complex="italic"/>
    </style:style>
    <style:style style:name="T193" style:family="text">
      <style:text-properties fo:font-style="italic" officeooo:rsid="01f4725c" style:font-style-asian="italic" style:font-style-complex="italic"/>
    </style:style>
    <style:style style:name="T194" style:family="text">
      <style:text-properties fo:font-style="italic" officeooo:rsid="01f68661" style:font-style-asian="italic" style:font-style-complex="italic"/>
    </style:style>
    <style:style style:name="T195" style:family="text">
      <style:text-properties fo:font-style="italic" officeooo:rsid="01f72680" style:font-style-asian="italic" style:font-style-complex="italic"/>
    </style:style>
    <style:style style:name="T196" style:family="text">
      <style:text-properties fo:font-style="italic" officeooo:rsid="01f8eee1" style:font-style-asian="italic" style:font-style-complex="italic"/>
    </style:style>
    <style:style style:name="T197" style:family="text">
      <style:text-properties fo:font-style="italic" officeooo:rsid="01f97c92" style:font-style-asian="italic" style:font-style-complex="italic"/>
    </style:style>
    <style:style style:name="T198" style:family="text">
      <style:text-properties fo:font-style="italic" officeooo:rsid="01fd52db" style:font-style-asian="italic" style:font-style-complex="italic"/>
    </style:style>
    <style:style style:name="T199" style:family="text">
      <style:text-properties fo:font-style="italic" officeooo:rsid="0200c130" style:font-style-asian="italic" style:font-style-complex="italic"/>
    </style:style>
    <style:style style:name="T200" style:family="text">
      <style:text-properties fo:font-style="italic" officeooo:rsid="02096751" style:font-style-asian="italic" style:font-style-complex="italic"/>
    </style:style>
    <style:style style:name="T201" style:family="text">
      <style:text-properties fo:font-style="italic" officeooo:rsid="02135b8b" style:font-style-asian="italic" style:font-style-complex="italic"/>
    </style:style>
    <style:style style:name="T202" style:family="text">
      <style:text-properties fo:font-style="italic" officeooo:rsid="02221c55" style:font-style-asian="italic" style:font-style-complex="italic"/>
    </style:style>
    <style:style style:name="T203" style:family="text">
      <style:text-properties fo:font-style="italic" officeooo:rsid="0223b380" style:font-style-asian="italic" style:font-style-complex="italic"/>
    </style:style>
    <style:style style:name="T204" style:family="text">
      <style:text-properties fo:font-style="italic" officeooo:rsid="022578c8" style:font-style-asian="italic" style:font-style-complex="italic"/>
    </style:style>
    <style:style style:name="T205" style:family="text">
      <style:text-properties fo:font-style="italic" officeooo:rsid="02288b02" style:font-style-asian="italic" style:font-style-complex="italic"/>
    </style:style>
    <style:style style:name="T206" style:family="text">
      <style:text-properties fo:font-style="italic" officeooo:rsid="022ced96" style:font-style-asian="italic" style:font-style-complex="italic"/>
    </style:style>
    <style:style style:name="T207" style:family="text">
      <style:text-properties fo:font-style="italic" officeooo:rsid="022e6685" style:font-style-asian="italic" style:font-style-complex="italic"/>
    </style:style>
    <style:style style:name="T208" style:family="text">
      <style:text-properties fo:font-style="italic" officeooo:rsid="02362297" style:font-style-asian="italic" style:font-style-complex="italic"/>
    </style:style>
    <style:style style:name="T209" style:family="text">
      <style:text-properties fo:font-style="italic" officeooo:rsid="0239ffc1" style:font-style-asian="italic" style:font-style-complex="italic"/>
    </style:style>
    <style:style style:name="T210" style:family="text">
      <style:text-properties fo:font-style="italic" officeooo:rsid="02439008" style:font-style-asian="italic" style:font-style-complex="italic"/>
    </style:style>
    <style:style style:name="T211" style:family="text">
      <style:text-properties fo:font-style="italic" officeooo:rsid="025e50f8" style:font-style-asian="italic" style:font-style-complex="italic"/>
    </style:style>
    <style:style style:name="T212" style:family="text">
      <style:text-properties fo:font-style="italic" officeooo:rsid="025fe23d" style:font-style-asian="italic" style:font-style-complex="italic"/>
    </style:style>
    <style:style style:name="T213" style:family="text">
      <style:text-properties fo:font-style="italic" officeooo:rsid="026291dd" style:font-style-asian="italic" style:font-style-complex="italic"/>
    </style:style>
    <style:style style:name="T214" style:family="text">
      <style:text-properties fo:font-style="italic" officeooo:rsid="02648d3b" style:font-style-asian="italic" style:font-style-complex="italic"/>
    </style:style>
    <style:style style:name="T215" style:family="text">
      <style:text-properties fo:font-style="italic" officeooo:rsid="0265bb5e" style:font-style-asian="italic" style:font-style-complex="italic"/>
    </style:style>
    <style:style style:name="T216" style:family="text">
      <style:text-properties fo:font-style="italic" officeooo:rsid="0269297d" style:font-style-asian="italic" style:font-style-complex="italic"/>
    </style:style>
    <style:style style:name="T217" style:family="text">
      <style:text-properties fo:font-style="italic" fo:font-weight="bold" officeooo:rsid="01f8eee1" style:font-style-asian="italic" style:font-weight-asian="bold" style:font-style-complex="italic" style:font-weight-complex="bold"/>
    </style:style>
    <style:style style:name="T218" style:family="text">
      <style:text-properties officeooo:rsid="005c16f6"/>
    </style:style>
    <style:style style:name="T219" style:family="text">
      <style:text-properties officeooo:rsid="00600d27"/>
    </style:style>
    <style:style style:name="T220" style:family="text">
      <style:text-properties style:text-underline-style="solid" style:text-underline-width="auto" style:text-underline-color="font-color" fo:font-weight="bold" style:font-weight-asian="bold" style:font-weight-complex="bold"/>
    </style:style>
    <style:style style:name="T221" style:family="text">
      <style:text-properties style:text-underline-style="solid" style:text-underline-width="auto" style:text-underline-color="font-color" fo:font-weight="bold" officeooo:rsid="001f0ea3" style:font-weight-asian="bold" style:font-weight-complex="bold"/>
    </style:style>
    <style:style style:name="T222" style:family="text">
      <style:text-properties officeooo:rsid="006f46a3"/>
    </style:style>
    <style:style style:name="T223" style:family="text">
      <style:text-properties officeooo:rsid="007218f5"/>
    </style:style>
    <style:style style:name="T224" style:family="text">
      <style:text-properties officeooo:rsid="0081af51"/>
    </style:style>
    <style:style style:name="T225" style:family="text">
      <style:text-properties officeooo:rsid="00898c5f"/>
    </style:style>
    <style:style style:name="T226" style:family="text">
      <style:text-properties officeooo:rsid="008a0141"/>
    </style:style>
    <style:style style:name="T227" style:family="text">
      <style:text-properties officeooo:rsid="008bdbe0"/>
    </style:style>
    <style:style style:name="T228" style:family="text">
      <style:text-properties officeooo:rsid="0093a497"/>
    </style:style>
    <style:style style:name="T229" style:family="text">
      <style:text-properties officeooo:rsid="00be57ee"/>
    </style:style>
    <style:style style:name="T230" style:family="text">
      <style:text-properties officeooo:rsid="00cef413"/>
    </style:style>
    <style:style style:name="T231" style:family="text">
      <style:text-properties officeooo:rsid="013b3bd4"/>
    </style:style>
    <style:style style:name="T232" style:family="text">
      <style:text-properties officeooo:rsid="013e9a4c"/>
    </style:style>
    <style:style style:name="T233" style:family="text">
      <style:text-properties officeooo:rsid="0152859f"/>
    </style:style>
    <style:style style:name="T234" style:family="text">
      <style:text-properties officeooo:rsid="0155f822"/>
    </style:style>
    <style:style style:name="T235" style:family="text">
      <style:text-properties officeooo:rsid="0159b3b2"/>
    </style:style>
    <style:style style:name="T236" style:family="text">
      <style:text-properties fo:font-weight="bold" style:font-weight-asian="bold" style:font-weight-complex="bold"/>
    </style:style>
    <style:style style:name="T237" style:family="text">
      <style:text-properties fo:font-weight="bold" officeooo:rsid="0163ff84" style:font-weight-asian="bold" style:font-weight-complex="bold"/>
    </style:style>
    <style:style style:name="T238" style:family="text">
      <style:text-properties style:font-name="Liberation Serif" fo:font-style="italic" fo:font-weight="bold" style:font-style-asian="italic" style:font-weight-asian="bold" style:font-style-complex="italic" style:font-weight-complex="bold"/>
    </style:style>
    <style:style style:name="T239" style:family="text">
      <style:text-properties officeooo:rsid="016c8fb6"/>
    </style:style>
    <style:style style:name="T240" style:family="text">
      <style:text-properties officeooo:rsid="016f5c91"/>
    </style:style>
    <style:style style:name="T241" style:family="text">
      <style:text-properties officeooo:rsid="016f72bb"/>
    </style:style>
    <style:style style:name="T242" style:family="text">
      <style:text-properties officeooo:rsid="01715fb8"/>
    </style:style>
    <style:style style:name="T243" style:family="text">
      <style:text-properties officeooo:rsid="01735626"/>
    </style:style>
    <style:style style:name="T244" style:family="text">
      <style:text-properties officeooo:rsid="0174adb1"/>
    </style:style>
    <style:style style:name="T245" style:family="text">
      <style:text-properties officeooo:rsid="01762b37"/>
    </style:style>
    <style:style style:name="T246" style:family="text">
      <style:text-properties officeooo:rsid="0178b523"/>
    </style:style>
    <style:style style:name="T247" style:family="text">
      <style:text-properties officeooo:rsid="017a4792"/>
    </style:style>
    <style:style style:name="T248" style:family="text">
      <style:text-properties officeooo:rsid="017bd806"/>
    </style:style>
    <style:style style:name="T249" style:family="text">
      <style:text-properties officeooo:rsid="017e60e3"/>
    </style:style>
    <style:style style:name="T250" style:family="text">
      <style:text-properties officeooo:rsid="0182adf1"/>
    </style:style>
    <style:style style:name="T251" style:family="text">
      <style:text-properties officeooo:rsid="01837a4e"/>
    </style:style>
    <style:style style:name="T252" style:family="text">
      <style:text-properties officeooo:rsid="0192a970"/>
    </style:style>
    <style:style style:name="T253" style:family="text">
      <style:text-properties officeooo:rsid="019c3f20"/>
    </style:style>
    <style:style style:name="T254" style:family="text">
      <style:text-properties officeooo:rsid="01ab5dd2"/>
    </style:style>
    <style:style style:name="T255" style:family="text">
      <style:text-properties officeooo:rsid="01abcf34"/>
    </style:style>
    <style:style style:name="T256" style:family="text">
      <style:text-properties officeooo:rsid="01bf997c"/>
    </style:style>
    <style:style style:name="T257" style:family="text">
      <style:text-properties officeooo:rsid="01c3f6fc"/>
    </style:style>
    <style:style style:name="T258" style:family="text">
      <style:text-properties officeooo:rsid="01c52b58"/>
    </style:style>
    <style:style style:name="T259" style:family="text">
      <style:text-properties officeooo:rsid="01c68cd4"/>
    </style:style>
    <style:style style:name="T260"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261"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262" style:family="text">
      <style:text-properties officeooo:rsid="01e4eb87"/>
    </style:style>
    <style:style style:name="T263" style:family="text">
      <style:text-properties officeooo:rsid="01ecfb37"/>
    </style:style>
    <style:style style:name="T264" style:family="text">
      <style:text-properties officeooo:rsid="01f158b4"/>
    </style:style>
    <style:style style:name="T265" style:family="text">
      <style:text-properties officeooo:rsid="01f72680"/>
    </style:style>
    <style:style style:name="T266" style:family="text">
      <style:text-properties officeooo:rsid="01f8eee1"/>
    </style:style>
    <style:style style:name="T267" style:family="text">
      <style:text-properties officeooo:rsid="0205d0fb"/>
    </style:style>
    <style:style style:name="T268" style:family="text">
      <style:text-properties officeooo:rsid="0205df7c"/>
    </style:style>
    <style:style style:name="T269" style:family="text">
      <style:text-properties officeooo:rsid="0206c9af"/>
    </style:style>
    <style:style style:name="T270" style:family="text">
      <style:text-properties officeooo:rsid="02096751"/>
    </style:style>
    <style:style style:name="T271" style:family="text">
      <style:text-properties officeooo:rsid="0215565f"/>
    </style:style>
    <style:style style:name="T272" style:family="text">
      <style:text-properties officeooo:rsid="0216e9ac"/>
    </style:style>
    <style:style style:name="T273" style:family="text">
      <style:text-properties officeooo:rsid="02179275"/>
    </style:style>
    <style:style style:name="T274" style:family="text">
      <style:text-properties officeooo:rsid="021d4a0a"/>
    </style:style>
    <style:style style:name="T275" style:family="text">
      <style:text-properties officeooo:rsid="021de231"/>
    </style:style>
    <style:style style:name="T276" style:family="text">
      <style:text-properties officeooo:rsid="022b20af"/>
    </style:style>
    <style:style style:name="T277" style:family="text">
      <style:text-properties officeooo:rsid="023356fd"/>
    </style:style>
    <style:style style:name="T278" style:family="text">
      <style:text-properties officeooo:rsid="02579dd0"/>
    </style:style>
    <style:style style:name="T279" style:family="text">
      <style:text-properties officeooo:rsid="0267841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91">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1">A Dream of <text:span text:style-name="T2">Istariath</text:span></text:p>
      <text:p text:style-name="P2">***</text:p>
      <text:p text:style-name="P2">The Path of <text:span text:style-name="T2">the Schemer</text:span></text:p>
      <text:p text:style-name="P2">***</text:p>
      <text:p text:style-name="P2">A Dream of <text:span text:style-name="T1">the Tower of Discipline</text:span></text:p>
      <text:p text:style-name="P3">***</text:p>
      <text:p text:style-name="P3">The Path of <text:span text:style-name="T2">the Tyrant</text:span></text:p>
      <text:p text:style-name="P3">***</text:p>
      <text:p text:style-name="P3">A Dream of <text:span text:style-name="T22">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74"/>
      <text:p text:style-name="P93"><text:span text:style-name="T120"><text:tab/>"T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line-break/><text:tab/><text:tab/><text:line-break/></text:span><text:span text:style-name="T238">Mind of the Spiral, Vol. I</text:span></text:p>
      <text:p text:style-name="P70"><text:span text:style-name="T236">cr. </text:span><text:span text:style-name="T237">Vanargand</text:span><text:span text:style-name="T236"><text:line-break/>dt. Vanquished Era</text:span></text:p>
      <text:p text:style-name="P71"/>
      <text:p text:style-name="P92"><text:span text:style-name="T220">The Path of </text:span><text:span text:style-name="T221">the </text:span><text:span text:style-name="T220">Diploma</text:span><text:span text:style-name="T221">t</text:span></text:p>
      <text:p text:style-name="P1"/>
      <text:p text:style-name="P1"/>
      <text:p text:style-name="P75">A Beginning</text:p>
      <text:p text:style-name="P77"/>
      <text:p text:style-name="P77"/>
      <text:p text:style-name="P79">_____________________</text:p>
      <text:p text:style-name="P77">The Awakening Chamber</text:p>
      <text:p text:style-name="P77"/>
      <text:p text:style-name="P77"/>
      <text:p text:style-name="P58"><text:tab/>Eidos opens her eyes.<text:line-break/><text:tab/><text:tab/>Light floods in, burning her vision white hot.</text:p>
      <text:p text:style-name="P58"><text:tab/><text:tab/><text:tab/>Agony crushes perception, forcing teary lids shut anew.<text:line-break/><text:tab/><text:tab/><text:tab/><text:tab/>Defiant, she pries them open, sheer will her only lever.</text:p>
      <text:p text:style-name="P59"><text:tab/></text:p>
      <text:p text:style-name="P59"><text:tab/>Soft, amber light soon bleeds in through trembling slits.</text:p>
      <text:p text:style-name="P57"><text:span text:style-name="T29"><text:tab/><text:tab/>Wider, wider, ever-widening, her efforts </text:span><text:span text:style-name="T30">begin to </text:span><text:span text:style-name="T29">bear fruit.</text:span></text:p>
      <text:p text:style-name="P59"><text:tab/><text:tab/><text:tab/>Vision, though blurred, is now otherwise unimpeded.</text:p>
      <text:p text:style-name="P12"><text:tab/></text:p>
      <text:p text:style-name="P14"><text:tab/>Suddenly remembering to breathe, a heaving gasp fills her lungs with the chamber's chill air.<text:line-break/><text:tab/><text:tab/>Then remembering to hear, a rushing noise floods her ears,</text:p>
      <text:p text:style-name="P14"><text:tab/><text:tab/><text:tab/>drowning out all sound but the thunderous march of her heart.<text:line-break/><text:tab/><text:tab/><text:tab/><text:tab/>Swaying as though on violent seas, the room seems to spin.</text:p>
      <text:p text:style-name="P1"><text:tab/><text:tab/><text:tab/><text:tab/><text:tab/>Collapse is inevitable.</text:p>
      <text:p text:style-name="P9"><text:tab/></text:p>
      <text:p text:style-name="P10"><text:tab/>The surrounding silence is shattered by a clarion cry. Hers.<text:line-break/><text:tab/><text:tab/>Eyes bulge. Fingers to face. Dragging. Ripping.<text:line-break/><text:tab/><text:tab/><text:tab/>Eidos howls. Fears released, riding on the winds of her wails.<text:line-break/><text:tab/><text:tab/><text:tab/><text:tab/>She screams, lungs seeming to implode.</text:p>
      <text:p text:style-name="P11"><text:tab/><text:tab/><text:tab/><text:tab/><text:tab/>Air surges back in, stunting her terrified cries.<text:line-break/><text:tab/></text:p>
      <text:p text:style-name="P11"><text:tab/><text:tab/><text:tab/><text:tab/><text:tab/><text:tab/><text:tab/><text:tab/>Silence returns.</text:p>
      <text:p text:style-name="P11"/>
      <text:p text:style-name="P16"><text:tab/><text:tab/><text:tab/><text:tab/><text:tab/><text:tab/><text:tab/><text:span text:style-name="T231">Eternity seems to pass in an instant</text:span>.</text:p>
      <text:p text:style-name="P16"><text:tab/><text:tab/><text:tab/><text:tab/><text:tab/><text:tab/><text:span text:style-name="T232">Yet it brings n</text:span>othing <text:span text:style-name="T232">but itself</text:span>.</text:p>
      <text:p text:style-name="P16"><text:tab/><text:tab/><text:tab/><text:tab/><text:tab/>The world has no reply to her terror.<text:line-break/><text:tab/><text:tab/><text:tab/><text:tab/>Dread soon fades in the absence of threats.<text:line-break/><text:tab/><text:tab/><text:tab/>Her chest expands and contracts at a steady pace,</text:p>
      <text:p text:style-name="P15"><text:tab/><text:tab/>breath now regulated by exhaustion.<text:line-break/><text:tab/>But against all odds, she yet stands.</text:p>
      <text:p text:style-name="P1"/>
      <text:p text:style-name="P1"><text:tab/>Her eyes strain against the ambient light, distorted outlines sharpening into shapes, colors dividing and separating. At last, clarity replaces ambiguity and she is free to observe her surroundings for the first time, searching for hints of… something… <text:span text:style-name="T218">anything</text:span> really… anything but the obvious solitude confronting her.</text:p>
      <text:p text:style-name="P1"><text:tab/>Eidos stands at the center of an octagonal room. <text:span text:style-name="T219">Its</text:span> pale amber illumination comes not from windows, but from dully shining crystalline sconces adorning the eight corners of the chamber. Though <text:soft-page-break/>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 <text:span text:style-name="T222">trapping her in an</text:span> eternal instant of gloom and despair.</text:p>
      <text:p text:style-name="P13"><text:tab/><text:span text:style-name="T223">Yet c</text:span>old feet <text:span text:style-name="T223">soon break the spell, </text:span>draw<text:span text:style-name="T223">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7"><text:tab/><text:span text:style-name="T224">Rising from her squat, her eyes catch an anomaly, and immediately gravitate towards it. It came from the chest-high glass, the disturbing one. But now, t</text:span>he twinkle of reflecting light off the dark glass <text:span text:style-name="T225">seems benign, inviting even.</text:span> <text:span text:style-name="T226">It </text:span>draw<text:span text:style-name="T226">s </text:span>her ever nearer, <text:span text:style-name="T227">each step further erasing her initial apprehension</text:span>. Though it looks like a hole pierced in space, the circular pane offers no view of what lies beyond. Peering in, she only sees the dim, visual echo of her own youthful visage.</text:p>
      <text:p text:style-name="P17"><text:tab/>Suddenly, 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17"/>
      <text:p text:style-name="P25"><text:tab/>"Awake at last… Eyes open, but be they yet with sight?" <text:span text:style-name="T229">The beast speaks not in human tongue, yet every word, every thought is crystal clear to Eidos.</text:span></text:p>
      <text:p text:style-name="P25"><text:span text:style-name="T229"><text:tab/>Leaving her no time to reply, it continues, "The darkness of this Sanctuary blinds, such an unfitting dwelling for our ilk. To leave this room you aim. Certain truth, as akin to mine your nature be.</text:span>"</text:p>
      <text:p text:style-name="P25"><text:tab/>"Who are you?" <text:span text:style-name="T230">she asks. </text:span><text:span text:style-name="T139">Did I just ask that?</text:span></text:p>
      <text:p text:style-name="P25"><text:span text:style-name="T31"><text:tab/>"Fenrir, some claim. Vanargand's Fourth others say. The Ravenous and Helkin, too. All-Seersbane, Seeker, Everhungry and still more besides…" </text:span><text:span text:style-name="T34">h</text:span><text:span text:style-name="T32">e offers. "No name for myself needed be, save 'I'."</text:span></text:p>
      <text:p text:style-name="P25"><text:span text:style-name="T32"><text:tab/>"</text:span><text:span text:style-name="T33">I see… Well, then w</text:span><text:span text:style-name="T32">hat are you?" </text:span><text:span text:style-name="T140">Wait… where are these questions coming from? </text:span><text:span text:style-name="T35">Confusion, a natural consequence of her situation.</text:span></text:p>
      <text:p text:style-name="P26"><text:span text:style-name="T35"><text:tab/></text:span><text:span text:style-name="T36">The wolf replies nonetheless, unaware of her internal controversy, "Many things have I to many folk been—just as a son may also a brother be, or one's foe someone's ally be." </text:span><text:span text:style-name="T37">The beast begins to pace. "But others' desires do not truth affect. My truth unchanging, my core, my essence only one thing be…" </text:span><text:span text:style-name="T51">Fenrir freezes. </text:span><text:span text:style-name="T37">Viscous drool begins to slip from its trembling maw; </text:span><text:span text:style-name="T44">d</text:span><text:span text:style-name="T40">ark eyes pierce her with their </text:span><text:span text:style-name="T41">hollow </text:span><text:span text:style-name="T40">gaze; </text:span><text:span text:style-name="T44">and </text:span><text:span text:style-name="T45">t</text:span><text:span text:style-name="T42">he </text:span><text:span text:style-name="T46">inimitable </text:span><text:span text:style-name="T42">silence of a </text:span><text:span text:style-name="T43">predator-stalked </text:span><text:span text:style-name="T42">forest descends upon the room.</text:span></text:p>
      <text:p text:style-name="P26"><text:span text:style-name="T37"><text:tab/>"Hunger." </text:span><text:span text:style-name="T39">The word </text:span><text:span text:style-name="T47">crescendos </text:span><text:span text:style-name="T48">within </text:span><text:span text:style-name="T39">her skull, </text:span><text:span text:style-name="T49">giving rise to countless undying echoes</text:span><text:span text:style-name="T39">.</text:span></text:p>
      <text:p text:style-name="P25"><text:span text:style-name="T37"><text:tab/></text:span><text:span text:style-name="T141">This one seems… dangerous.</text:span><text:span text:style-name="T38"> Dangerous, indeed. </text:span><text:span text:style-name="T50">Y</text:span><text:span text:style-name="T38">et she does not let her anxiety surface anymore than knitted brow.</text:span></text:p>
      <text:p text:style-name="P27"><text:span text:style-name="T38"><text:tab/></text:span><text:span text:style-name="T52">The </text:span><text:span text:style-name="T53">wolf </text:span><text:span text:style-name="T52">turns his gaze from her and renews his pacing. </text:span><text:span text:style-name="T38">"But awareness of another's core does not you profit. No, to your own essence know, you must this chamber leave…"</text:span></text:p>
      <text:p text:style-name="P28"><text:soft-page-break/><text:span text:style-name="T38"><text:tab/></text:span><text:span text:style-name="T142">What’s his aim? Why does he want me to leave this place?</text:span></text:p>
      <text:p text:style-name="P28"><text:span text:style-name="T142"><text:tab/></text:span><text:span text:style-name="T38">"…a task I can ai</text:span><text:span text:style-name="T53">d.</text:span><text:span text:style-name="T38">" </text:span><text:span text:style-name="T54">Fenrir continues. "Though my help freely given be, to accept or not on your instinct alone depends."</text:span></text:p>
      <text:p text:style-name="P28"><text:span text:style-name="T54"><text:tab/>"I'll gladly accept your help, Fenrir." </text:span><text:span text:style-name="T55">Her reply, immediate. </text:span><text:span text:style-name="T143">Wait! No! It’s too dangerous! I can’t trust </text:span><text:span text:style-name="T144">this one!</text:span><text:span text:style-name="T56"> </text:span><text:span text:style-name="T57">But these thoughts have no effect on her actions. </text:span><text:span text:style-name="T145">Why?! Why can’t I do anything?!</text:span></text:p>
      <text:p text:style-name="P29"><text:span text:style-name="T145"><text:tab/></text:span><text:span text:style-name="T58">"</text:span><text:span text:style-name="T59">Then my aid yours is…</text:span><text:span text:style-name="T58">" </text:span><text:span text:style-name="T59">growls the wolf with a knowing grin. </text:span><text:span text:style-name="T58">"Many have I in my hunger consumed. Some bore Glyphs, their living thoughts now into my Trueflesh carved."</text:span></text:p>
      <text:p text:style-name="P29"><text:span text:style-name="T58"><text:tab/></text:span><text:span text:style-name="T60">Before the beast, lines of pure </text:span><text:span text:style-name="T69">white </text:span><text:span text:style-name="T60">light cut through the air, bending and folding into impossible geometries. The only identifiable shape is the circle the surrounds the mess of copulating rays and edges.</text:span></text:p>
      <text:p text:style-name="P30"><text:span text:style-name="T60"><text:tab/></text:span><text:span text:style-name="T61">The brilliant object </text:span><text:span text:style-name="T62">suddenly </text:span><text:span text:style-name="T61">vanishes, leaving only a hint of its brief appearance burnt into her vision, but that too soon fades.</text:span></text:p>
      <text:p text:style-name="P31"><text:span text:style-name="T61"><text:tab/></text:span><text:span text:style-name="T63">The wolf renews its explanation, </text:span><text:span text:style-name="T60">"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31"><text:span text:style-name="T60"><text:tab/></text:span><text:span text:style-name="T146">I don’t like this at all… I don’t need it and I don’t want it.</text:span><text:span text:style-name="T60"> </text:span><text:span text:style-name="T64">Eidos, ignorant of what awaits her, inwardly rejects the unknown. </text:span><text:span text:style-name="T65">Perhaps she will learn to embrace it.</text:span></text:p>
      <text:p text:style-name="P31"><text:span text:style-name="T65"><text:tab/></text:span><text:span text:style-name="T66">With a sudden guttural rumble, more roar than growl, Fenrir demands, </text:span><text:span text:style-name="T65">"Your truth speak! What reason have you to the Awakening Chamber leave?"</text:span></text:p>
      <text:p text:style-name="P31"><text:span text:style-name="T65"><text:tab/>"To meet and understand others." </text:span><text:span text:style-name="T67">Yes, for is she not a diplomat this time around? </text:span><text:span text:style-name="T147">I am? No, I can’t be anything because I’m not making any of these damn decisions!</text:span></text:p>
      <text:p text:style-name="P60"><text:tab/>"Though I no loremaster of thoughtcraft be, with your nature—more than with any motivation to word translated—yes, with your Trueflesh more strongly did one symbol resonate…"</text:p>
      <text:p text:style-name="P32"><text:span text:style-name="T68"><text:tab/></text:span><text:span text:style-name="T69">Suddenly, </text:span><text:span text:style-name="T70">lines of vibrant violent cut the air before her, pouring forth from the dark glass out into her reality. </text:span><text:span text:style-name="T71">A countless array of forms—outlined, never filled—</text:span><text:span text:style-name="T75">writhe between</text:span><text:span text:style-name="T71"> dimensions both known and unknown, marking a Glyph </text:span><text:span text:style-name="T76">the size of </text:span><text:span text:style-name="T77">her fist</text:span><text:span text:style-name="T71">.</text:span></text:p>
      <text:p text:style-name="P32"><text:span text:style-name="T71"><text:tab/>As the final lines pour out, a lustrous </text:span><text:span text:style-name="T78">pendant</text:span><text:span text:style-name="T71"> floats </text:span><text:span text:style-name="T73">forth</text:span><text:span text:style-name="T71"> from the surface of the glass, </text:span><text:span text:style-name="T72">causing the darkness to unripple, like a pebble flying from the water back into the hand of he who threw it. </text:span><text:span text:style-name="T74">The </text:span><text:span text:style-name="T79">Glyph</text:span><text:span text:style-name="T74"> appears to emanate from th</text:span><text:span text:style-name="T78">is pendant’s</text:span><text:span text:style-name="T74"> surface.</text:span></text:p>
      <text:p text:style-name="P32"><text:span text:style-name="T74"><text:tab/></text:span><text:span text:style-name="T80">She reaches for the pendant, and it eagerly moves toward her open hand. Contact brings awareness. </text:span><text:span text:style-name="T148">I… can hear it speak to me. Its name… its name is… </text:span></text:p>
      <text:p text:style-name="P32"><text:span text:style-name="T80"><text:tab/>"The Glyph of Farcasting—though tied to the Sigil be." </text:span><text:span text:style-name="T81">says the wolf. "Outward your mind points. Knowing others your desire be. The metal seal, your path to them meet."</text:span></text:p>
      <text:p text:style-name="P32"><text:span text:style-name="T81"><text:tab/></text:span><text:span text:style-name="T149">The metal seal… </text:span><text:span text:style-name="T151">T</text:span><text:span text:style-name="T149">he one I woke up on? </text:span><text:span text:style-name="T82">A new awareness dawns.</text:span></text:p>
      <text:p text:style-name="P32"><text:span text:style-name="T82"><text:tab/>"Your Sigil now the Glyph's mark bears. Our parting nears. Till we meet anew, daughter of Viracocha…" </text:span><text:span text:style-name="T83">Fenrir’s words end abruptly, all sound seemingly devoured by the dark glass.</text:span></text:p>
      <text:p text:style-name="P32"><text:span text:style-name="T83"><text:tab/></text:span><text:span text:style-name="T150">Daughter of Viracocha?</text:span><text:span text:style-name="T83"> Confusion, though still present, gives way to the stronger sense of wonder. </text:span><text:span text:style-name="T84">Her journey has begun.</text:span></text:p>
      <text:p text:style-name="P17"><text:tab/></text:p>
      <text:p text:style-name="P17"><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33"><text:tab/><text:span text:style-name="T152">How long have I been standing here?</text:span><text:span text:style-name="T85"> She awakens from her waking slumber. The dark glass yet peers into her eyes, but its grip loosens as memory reminds her of deeds yet undone. A memory of the Glyph she has earned from Fenrir, the Glyph of Farcasting. Its essence now etched into a Sigil. </text:span><text:span text:style-name="T152">What did the wolf say about the metal seal again..?</text:span></text:p>
      <text:p text:style-name="P33"><text:soft-page-break/><text:span text:style-name="T152"><text:tab/></text:span><text:span text:style-name="T85">Eyes turn to search for the disk she awoke upon. Little seems hidden in this humble space and the disk is no exception. She spots it almost immediately and walks to it.</text:span></text:p>
      <text:p text:style-name="P33"><text:span text:style-name="T85"><text:tab/></text:span><text:span text:style-name="T86">C</text:span><text:span text:style-name="T85">rouch</text:span><text:span text:style-name="T86">ing down</text:span><text:span text:style-name="T85">, </text:span><text:span text:style-name="T86">she </text:span><text:span text:style-name="T85">run</text:span><text:span text:style-name="T86">s </text:span><text:span text:style-name="T85">her </text:span><text:span text:style-name="T87">fingers</text:span><text:span text:style-name="T85"> along a polished, silvered surface. The platform consists of a metallic disk, roughly as wide as she is tall, seamlessly embedded into the tiled floor. Its face is etched with a dizzying array of lines, curves and spirals, all culminating in a Glyph at the center. The device speaks to her as a child to its mother, calling for the Sigil Eidos carries to speak its name…</text:span></text:p>
      <text:p text:style-name="P62"><text:tab/></text:p>
      <text:p text:style-name="P33"><text:span text:style-name="T85"><text:tab/></text:span><text:span text:style-name="T88">Farcasting…</text:span></text:p>
      <text:p text:style-name="P63"/>
      <text:p text:style-name="P64"><text:tab/>Eidos instinctively places her hand upon the Sigil. Instinct becomes will, will then becoming thought. An image slowly forms, burning out violet lines from hidden dimensions. A circle manifests, weaving an intricate tapestry of lines, never crossing, as they traverse dimensions linking paths among them.</text:p>
      <text:p text:style-name="P34"><text:span text:style-name="T153"><text:tab/></text:span><text:span text:style-name="T154">NO!</text:span></text:p>
      <text:p text:style-name="P34"><text:span text:style-name="T154"><text:tab/></text:span><text:span text:style-name="T89">All </text:span><text:span text:style-name="T90">luminescent </text:span><text:span text:style-name="T89">lines retract instantaneously. </text:span><text:span text:style-name="T90">The device’s call now becomes a whimper, now an echo. Soon, its call is nothing but a memory.</text:span></text:p>
      <text:p text:style-name="P34"><text:span text:style-name="T90"><text:tab/></text:span><text:span text:style-name="T155">Did I..? Did it..? Well, at least one dangerous risk went unexplored.</text:span><text:span text:style-name="T91"> Eidos appears content with her victory.</text:span></text:p>
      <text:p text:style-name="P34"><text:span text:style-name="T91"><text:tab/></text:span><text:span text:style-name="T155">What should I do now, then..? Oh! I know! The door!</text:span><text:span text:style-name="T91"> </text:span><text:span text:style-name="T92">In her excitement she seems to have forgotten two doors remain—the third having shut already at her behest. </text:span><text:span text:style-name="T156">The white one!</text:span><text:span text:style-name="T92"> Her decision made, action follows thought, </text:span><text:span text:style-name="T93">and steady feet carry her towards the room’s white door</text:span><text:span text:style-name="T92">.</text:span></text:p>
      <text:p text:style-name="P35"><text:span text:style-name="T92"><text:tab/>A quick glance reveals that th</text:span><text:span text:style-name="T94">is</text:span><text:span text:style-name="T92"> door has n</text:span><text:span text:style-name="T95">o</text:span><text:span text:style-name="T92"> obvious handle </text:span><text:span text:style-name="T96">n</text:span><text:span text:style-name="T92">or hinges. Hesitantly, she moves to push it open. Contact made, the milky barrier ripples outward from her fingertips, and yet she feels none of it, just as though she were touching emptiness itself.</text:span></text:p>
      <text:p text:style-name="P65"><text:tab/>Suddenly, a Glyph born from the overlapping of several lesser shapes etches itself precisely where Eidos had first touched.</text:p>
      <text:p text:style-name="P36"><text:span text:style-name="T92"><text:tab/></text:span><text:span text:style-name="T157">Wait! No! This might be dangerous, too!</text:span></text:p>
      <text:p text:style-name="P36"><text:span text:style-name="T97"><text:tab/>The white lines carved from the void remain despite her protests. </text:span><text:span text:style-name="T157">Why?! </text:span><text:span text:style-name="T92">Its meaning is innate to her—and how could it not be?—for it is the Glyph of Eidos. </text:span><text:span text:style-name="T158">My Glyph..?</text:span></text:p>
      <text:p text:style-name="P61"><text:span text:style-name="T233"><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159">Is this me?</text:span></text:p>
      <text:p text:style-name="P61"><text:span text:style-name="T234"><text:tab/>But soon, the image begins to fade, the metallic sheen along with it. The space beyond the vanishing door is enveloped in absolute darkness, save a pinprick of light beckoning her from the opposite end. </text:span><text:span text:style-name="T160">I don’t like the look of this either…</text:span><text:span text:style-name="T235"> Nothing ventured, nothing gained. </text:span><text:span text:style-name="T161">I don’t suppose I have a choice in the matter, do I?</text:span></text:p>
      <text:p text:style-name="P36"><text:span text:style-name="T100"><text:tab/>She takes her first step toward into the darkness. </text:span><text:span text:style-name="T162">Here we go…</text:span></text:p>
      <text:p text:style-name="P80"/>
      <text:p text:style-name="P81"/>
      <text:p text:style-name="P80">_______________</text:p>
      <text:p text:style-name="P37"><text:span text:style-name="T260">T</text:span><text:span text:style-name="T261">he Winding Stair</text:span></text:p>
      <text:p text:style-name="P83"/>
      <text:p text:style-name="P83"/>
      <text:p text:style-name="P66"><text:tab/>Emerging from the tunnel, Eidos steps onto a winding stairway. <text:span text:style-name="T120">What</text:span><text:span text:style-name="T163"> is this place? </text:span>Finely cut black granite, embellished with marble accents, seems the material of choice. Yet, the dominant feature here is not the stair itself. Far more prominent a feature is nothingness. Even a cursory observation <text:soft-page-break/>reveals the stairway's true nature as but a narrow strip winding around a vast column of empty space. <text:span text:style-name="T164">This stairwell is enormous… why would anybody need such a massive set of stairs?</text:span></text:p>
      <text:p text:style-name="P67"><text:tab/>The air here is dry and stale, unperturbed long enough for it to stratify by density. The thickest clusters at the bottom eat away all intrusions of light. <text:span text:style-name="T240">Meanwhile, upon the stairs, a</text:span> thin <text:span text:style-name="T239">blanket</text:span> of dust <text:span text:style-name="T241">likewise</text:span> suggests that Eidos' newly added footsteps are the first to disrupt the balance in quite some time. <text:span text:style-name="T165">Not a lot of dust, I suppose, but enough to merit some cleaning.</text:span><text:line-break/><text:tab/>Though the<text:span text:style-name="T242">se</text:span> <text:span text:style-name="T243">stairs</text:span> may not have seen any recent use, they are in a state far from disrepair. <text:span text:style-name="T252">Crouching down to b</text:span>rush away a swath of the dust with her hand, Eidos sees the floors have been carefully polished.<text:span text:style-name="T120"> </text:span><text:span text:style-name="T167">Oh, that’s nasty! </text:span><text:span text:style-name="T180">L</text:span><text:span text:style-name="T167">ook </text:span><text:span text:style-name="T168">at</text:span><text:span text:style-name="T167"> my hand; it’s all dusty</text:span><text:span text:style-name="T166">! </text:span><text:span text:style-name="T167">Gross… </text:span><text:span text:style-name="T166">Oh well, as long as I’m down here, I’d might as well… </text:span><text:span text:style-name="T244">She can detect </text:span>no cracks, no threat of crumbling. <text:span text:style-name="T245">T</text:span>hey <text:span text:style-name="T245">appear to be</text:span> only recently crafted. <text:span text:style-name="T246">Countless</text:span> marble veins of geometric designs carve their way through this landing, though only humble shapes adorn the individual steps leading to and from it. <text:span text:style-name="T169">I think that’s enough of the stairs. What else is there…</text:span></text:p>
      <text:p text:style-name="P67"><text:tab/>Leaning over the railing and peering into the depths below, Eidos sees nothing but the spiraling stair <text:span text:style-name="T247">diving down</text:span> into an inky void. So thick is the darkness <text:span text:style-name="T248">below</text:span>, she feels she could float in it. Her suspicions feel confirmed as she observes the motes of dust floating alongside her, sparkling from their collisions with the light. <text:span text:style-name="T253">They begin to dance around her, this microcosm of false stars, whirling inwards towards her. <text:s/></text:span><text:span text:style-name="T170">They’re… beautiful…</text:span><text:span text:style-name="T253"> She reaches a hand out to grab them, but they scurry away, propelled by the unintentional wind of her motion.</text:span></text:p>
      <text:p text:style-name="P67"><text:tab/>Searching skywards, she sees that all light here leaks in through an aperture at the top of this monolithic shaft—so high above as to appear equidistant from the terminus of the bottomless void below. <text:span text:style-name="T171">So that’s where the light is coming from. </text:span>Golden rays weave their way down the shaft with spindly arms scraping at the darkness, as though greedily searching for some stolen treasure. Yet, the darkness nips back at the shiny intruders, jealously guarding what it hides in <text:span text:style-name="T249">the</text:span> depths.</text:p>
      <text:p text:style-name="P67"><text:tab/>Returning her attention to the more immediate surroundings, Eidos finds that the door has vanished. <text:span text:style-name="T172">What?! </text:span><text:span text:style-name="T173">How’s that even possible?! </text:span>The chamber beyond is now nothing but the shadow of a fading memory—<text:span text:style-name="T250">the memory of </text:span>an event that may or may not have ever been. <text:span text:style-name="T174">Didn’t I just come from… Or, </text:span><text:span text:style-name="T175">wait… </text:span><text:span text:style-name="T174">did I starting walking up the stairs without even thinking </text:span><text:span text:style-name="T176">about it</text:span><text:span text:style-name="T174">?</text:span></text:p>
      <text:p text:style-name="P67"><text:tab/>Under <text:span text:style-name="T254">the </text:span>current circumstances, it seems <text:span text:style-name="T251">her</text:span> only way out is through. Though, a nagging feeling gnaws at her, begging her to confirm the veracity of her memory. <text:span text:style-name="T177">No, I’m positive I came through a door on this landing.</text:span></text:p>
      <text:p text:style-name="P67"><text:span text:style-name="T177"><text:tab/></text:span><text:span text:style-name="T255">As though possessed, Eidos reaches her hand towards the stone. Carefully and thoroughly, she runs her hands along the rough surface, exerting ever greater pressure upon the cold stone. </text:span><text:span text:style-name="T178">Nothing. There’s absolutely nothing there… How? </text:span><text:span text:style-name="T255">Despite a most meticulous investigation of the wall, no trace of a doorway emerges. In truth, no breaks in the surface exist at all, as though this enormous silo were made of a single, impossibly large stone. </text:span><text:span text:style-name="T179">Oh, well, no point in dwelling on what we can’t change. </text:span><text:span text:style-name="T181">Time to move… Hmm… Up or down?</text:span></text:p>
      <text:p text:style-name="P68"><text:tab/>Eidos begins her descent into the <text:span text:style-name="T256">murky depths</text:span>. <text:span text:style-name="T182">Guess that settles it… </text:span>Time passes as surely as her feet continue to step, stumble and engage in other gravity-aided motion. Surprisingly, the light high above never seems to dwindle, <text:span text:style-name="T257">even</text:span> as she spirals <text:span text:style-name="T258">deep into the maw of darkness</text:span>. <text:span text:style-name="T183">Well, that is odd… Maybe my eyes are just getting used to the </text:span><text:span text:style-name="T184">lack of light</text:span><text:span text:style-name="T183">? </text:span>Likewise, the <text:span text:style-name="T259">depths</text:span> always seems to hide yet another length of stairs.</text:p>
      <text:p text:style-name="P67"><text:tab/>Distracted by these thoughts, she fails to realize her body has come to a halt. <text:span text:style-name="T185">What’s over there? </text:span>To her left an anomaly appears in the otherwise perfectly uniform, albeit rough, surface of the wall. It appears she has arrived at a doorway. <text:span text:style-name="T186">To where?</text:span><text:line-break/><text:tab/>Peeking inside, she notes that the area is host to a dim light source of its own, thus revealing the silhouettes of the tables and shelves housed within. <text:span text:style-name="T187">Creepy—</text:span><text:span text:style-name="T188">but no less so than anything else I’ve seen so far</text:span><text:span text:style-name="T187">.</text:span></text:p>
      <text:p text:style-name="P18"><text:soft-page-break/><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189">Who—or what—would do that, though? </text:span>And while there is another landing far beyond, one continuing the theoretical spiral trajectory, the gap is far too vast for any reasonable person to consider leaping to it… <text:span text:style-name="T190">Oh, no, no, no… Don’t even think about it, body! </text:span><text:span text:style-name="T98">L</text:span>ooking down from the edge, Eidos sees only oblivion—making failure to reach the opposite landing even more terrifying. <text:span text:style-name="T191">Haven’t you already done enough to me? Deep breaths, body; deep breaths… </text:span><text:span text:style-name="T99">Sanity prevails, as her feet carry her towards the safer route, and so through the door she goes.</text:span></text:p>
      <text:p text:style-name="P88"/>
      <text:p text:style-name="P84">___________</text:p>
      <text:p text:style-name="P89"><text:span text:style-name="T120">The </text:span><text:span text:style-name="T191">A</text:span><text:span text:style-name="T120">rchives</text:span></text:p>
      <text:p text:style-name="P86"/>
      <text:p text:style-name="P86"/>
      <text:p text:style-name="P72"><text:tab/>Her footfalls echo off into the immense darkness, as though fleeing from some unseen evil. Cracked tiles <text:span text:style-name="T262">complain</text:span> with every step. <text:span text:style-name="T192">Wait is that… a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263">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193">That can’t be good.</text:span></text:p>
      <text:p text:style-name="P73"><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264">brittle</text:span> remains of countless tomes. <text:span text:style-name="T194">Better not touch anything; I might break it. </text:span>Arranged in concentric circles rippling outward from the tree are many long tables, benches and writing desks—no doubt placed here for the reading and copying of texts. <text:span text:style-name="T195">This place looks thoroughly abandoned, but there’s something off about it…</text:span></text:p>
      <text:p text:style-name="P73"><text:span text:style-name="T195"><text:tab/></text:span><text:span text:style-name="T265">Walking forward, Eidos notes that the majority of the tomes and shelves share the same dusty blanket as the stairs that lead here. Yet evidence that the area has seen more recent use abounds. </text:span><text:span text:style-name="T196">That’s it! </text:span><text:span text:style-name="T265">Certain tables have stacks of books piled upon them and a number of volumes lie open as if abandoned in mid-read. </text:span><text:span text:style-name="T196">This place </text:span><text:span text:style-name="T217">is</text:span><text:span text:style-name="T196"> abandoned, but it </text:span><text:span text:style-name="T197">must’ve been</text:span><text:span text:style-name="T196"> done in a hurry…</text:span></text:p>
      <text:p text:style-name="P73"><text:span text:style-name="T266"><text:tab/>Advancing further into the room, she sees that the oozing emerald sheen from before comes from a stone archway leading deeper into the Archives.</text:span><text:span text:style-name="T196"> </text:span><text:span text:style-name="T198">There’s the green glow I saw earlier… I should probably avoid that for now.</text:span><text:span text:style-name="T196"> </text:span><text:span text:style-name="T266">The unbridled limbs of the forgotten tree have crept their way across the ceiling only to then slither downwards around the doorway, wreathing its perimeter.</text:span></text:p>
      <text:p text:style-name="P73"><text:tab/>The emerald incandescence illuminates yet another discovery, however, for laying motionless on the dusty floor are two corpses. <text:span text:style-name="T199">Well, that’s… uh… unfortunate. </text:span>The one to the left is slumped against a wall, smeared with blood, while the other is lying face down in front of the archway. <text:span text:style-name="T267">Next to t</text:span>he bodies <text:span text:style-name="T267">is</text:span> a <text:span text:style-name="T267">curious </text:span>platform, raised perhaps a handspan above the ground <text:span text:style-name="T269">and</text:span> <text:span text:style-name="T268">emanating a faint violet haze</text:span>. <text:span text:style-name="T200">Huh… I wonder what that does… </text:span></text:p>
      <text:p text:style-name="P73"><text:span text:style-name="T270"><text:tab/>Curiosity guides her feet toward the mysterious object. As soon as she steps upon it, the violet glow strengthens, tracing the curves of the Glyph etched into its surface. A slow rumble and it begins to </text:span><text:soft-page-break/><text:span text:style-name="T270">levitate, taking her skywards, up through the invisible shaft hidden among the ceiling's shadows.</text:span></text:p>
      <text:p text:style-name="P85"/>
      <text:p text:style-name="P85">___________</text:p>
      <text:p text:style-name="P90"><text:span text:style-name="T120">The </text:span><text:span text:style-name="T201">Hall of Sentries</text:span></text:p>
      <text:p text:style-name="P87"/>
      <text:p text:style-name="P87"/>
      <text:p text:style-name="P18"><text:tab/>The floating platform speeds up through the shaft, bathing Eidos in stale air as she rushes towards <text:span text:style-name="T271">this little</text:span> journey's terminus. Slowing to a halt, she emerges <text:span text:style-name="T273">up </text:span>from the ground <text:span text:style-name="T272">and</text:span> into a shadowy alcove within a narrow hall. <text:span text:style-name="T202">That was… unexpected—but, surprisingly, not unpleasant; maybe this bizarre place isn’t so </text:span><text:span text:style-name="T203">dangerous</text:span><text:span text:style-name="T202"> after all.</text:span></text:p>
      <text:p text:style-name="P38"><text:tab/>This short and narrow hallway is lined with the graven images of men and women at arms. They are finely carved, with no trace nor marks of the tools that wrought them. Yet, their forms are rough and simplistic, <text:span text:style-name="T275">primarily </text:span>comprised of simple angles and <text:span text:style-name="T274">straight </text:span>lines. <text:span text:style-name="T204">They’re oddly beautiful… in their own way.</text:span></text:p>
      <text:p text:style-name="P38"><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205">Yet another mystery, but at least this one seems easier to approach.</text:span></text:p>
      <text:p text:style-name="P38"><text:tab/><text:span text:style-name="T276">Eidos proceeds through the hallway towards the door. </text:span>As she draws nearer to the opening, the source of the blockage becomes apparent. What once appeared to be simply a void carved from light gains detail. Its weaker shadows emphasize its smooth contours and rugged features. Immobile before her stands a tall, statuesque figure, a spear held at its side. <text:span text:style-name="T206">Wait a second… </text:span>Its expression is cold, and its demeanor dispassionate. <text:span text:style-name="T207">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277">its</text:span> wounds, serving as a natural highlight of the sentry's figure.</text:p>
      <text:p text:style-name="P39"><text:tab/><text:span text:style-name="T208">Oh, I hope it’s friendly, because I’m pretty sure my body is gonna walk over there.</text:span><text:span text:style-name="T101">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209">Now body, listen… spears don’t mix well with flesh…</text:span></text:p>
      <text:p text:style-name="P39"><text:span text:style-name="T209"><text:tab/></text:span><text:span text:style-name="T102">Soon it drops a jittery jaw and begins to chew on words in an attempt to communicate.</text:span></text:p>
      <text:p text:style-name="P69"/>
      <text:p text:style-name="P39"><text:span text:style-name="T102"><text:tab/>"</text:span><text:span text:style-name="T119">Nole lanipahoi. En voi tatan atohi latal latava. Nole vahy katanya isinkata.</text:span><text:span text:style-name="T102">" </text:span><text:span text:style-name="T103">Its words come slowly in pure melodic tones.</text:span></text:p>
      <text:p text:style-name="P40"><text:span text:style-name="T103"><text:tab/></text:span><text:span text:style-name="T104">She replies, </text:span><text:span text:style-name="T102">"</text:span><text:span text:style-name="T110">Nole what…? </text:span><text:span text:style-name="T104">I don’t understand, but I want to.</text:span><text:span text:style-name="T102">" </text:span><text:span text:style-name="T210">No, I don’t! Right now I wanna get out of here!</text:span></text:p>
      <text:p text:style-name="P40"><text:span text:style-name="T104"><text:tab/></text:span><text:span text:style-name="T102">"</text:span><text:span text:style-name="T119">Nole lanipahoi. En voi tatan atohi latal latava. Nole vahy katanya isinkata.</text:span><text:span text:style-name="T102">" </text:span><text:span text:style-name="T104">It repeats.</text:span></text:p>
      <text:p text:style-name="P41"><text:span text:style-name="T104"><text:tab/></text:span><text:span text:style-name="T102">"</text:span><text:span text:style-name="T104">Look, I… </text:span><text:span text:style-name="T107">I</text:span><text:span text:style-name="T104"> don’t understand where I am—or even what I am, for that matter,</text:span><text:span text:style-name="T102">" </text:span><text:span text:style-name="T104">she insists.</text:span><text:span text:style-name="T102"> "</text:span><text:span text:style-name="T104">Can you take me to someone? </text:span><text:span text:style-name="T107">A</text:span><text:span text:style-name="T104">nyone? … </text:span><text:span text:style-name="T105">M</text:span><text:span text:style-name="T104">aybe </text:span><text:span text:style-name="T106">to </text:span><text:span text:style-name="T104">the person who built you?</text:span><text:span text:style-name="T102">" </text:span><text:span text:style-name="T107">She steps forward arms spread open in a gesture </text:span><text:span text:style-name="T108">of peace.</text:span></text:p>
      <text:p text:style-name="P42"><text:span text:style-name="T108"><text:tab/></text:span><text:span text:style-name="T109">Before her third step, a spear’s head finds itself precisely between her breasts, stopping her heart mid-beat.</text:span></text:p>
      <text:p text:style-name="P42"><text:span text:style-name="T109"><text:tab/></text:span><text:span text:style-name="T107"> </text:span><text:span text:style-name="T102">"</text:span><text:span text:style-name="T118">&lt;All is as it should be&gt;</text:span><text:span text:style-name="T102">" </text:span><text:span text:style-name="T111">says the sentry, as his slain foe loses consciousness. </text:span><text:span text:style-name="T112">It then</text:span><text:span text:style-name="T111"> drops her </text:span><text:span text:style-name="T113">motionless </text:span><text:span text:style-name="T111">body on the floor and brushes it aside with the butt of </text:span><text:span text:style-name="T114">its</text:span><text:span text:style-name="T111"> spear </text:span><text:span text:style-name="T115">before resuming its</text:span><text:span text:style-name="T111"> previous posture.</text:span></text:p>
      <text:p text:style-name="P76"/>
      <text:p text:style-name="P76"/>
      <text:p text:style-name="P76"><text:soft-page-break/>A <text:span text:style-name="T278">First Death</text:span></text:p>
      <text:p text:style-name="P78"/>
      <text:p text:style-name="P78"/>
      <text:p text:style-name="P82">_____________________</text:p>
      <text:p text:style-name="P78">The Awakening Chamber</text:p>
      <text:p text:style-name="P78"/>
      <text:p text:style-name="P78"/>
      <text:p text:style-name="P94"><text:tab/>Eidos respawns upon a metallic platform in the middle of an octagonal room. <text:span text:style-name="T211">Did I just… die? </text:span><text:span text:style-name="T29">The garden murals all about leave no doubt that this is the same chamber in which she first awoke. </text:span><text:span text:style-name="T212">My body was walking toward that talking statue and then… </text:span></text:p>
      <text:p text:style-name="P94"><text:span text:style-name="T212"><text:tab/></text:span><text:span text:style-name="T117">S</text:span><text:span text:style-name="T116">he </text:span><text:span text:style-name="T117">heads for the same white door that led her from this place before. </text:span><text:span text:style-name="T212">It stabbed me… to death. </text:span><text:span text:style-name="T117">As she </text:span><text:span text:style-name="T116">approaches, the portal's entire surface again becomes reflective, displaying Eidos' features clearly against the blurred image of the chamber. </text:span><text:span text:style-name="T212">Yet here I am… not dead.</text:span><text:span text:style-name="T116"> Burning brightly at the center, the Glyph of Eidos activates. </text:span><text:span text:style-name="T213">How…? </text:span><text:span text:style-name="T116">Soon the portal's physicality wanes like a half-forgotten memory. </text:span><text:span text:style-name="T213">Why…? </text:span><text:span text:style-name="T116">By the time she reaches it, the door has vanished completely, leaving only darkness and a speck of light at its end. </text:span><text:span text:style-name="T214">What am I…? </text:span><text:span text:style-name="T116">Eidos knows from experience that just beyond the passage is the Winding Stair. </text:span><text:span text:style-name="T215">Who am I…?</text:span></text:p>
      <text:p text:style-name="P18"><text:tab/><text:span text:style-name="T279">Before she knows it, she is headed once more toward that spiraling walkway. </text:span><text:span text:style-name="T216">Help…</text:span></text:p>
      <text:p text:style-name="P96"/>
      <text:p text:style-name="P96"/>
      <text:p text:style-name="P97">____________</text:p>
      <text:p text:style-name="P98">Winding Stair</text:p>
      <text:p text:style-name="P96"/>
      <text:p text:style-name="P96"/>
      <text:p text:style-name="P95"><text:tab/>Stepping through the portal, Eidos finds herself upon the stairway once more. Spinning on her heel, she turns to see that the chamber beyond seems to be yet again hidden behind a wall. Its existence constantly negated, Eidos determines searching for it is pointless, fighting back that nagging feeling that the portal remains somewhere beyond her Awareness.</text:p>
      <text:p text:style-name="P18"/>
      <text:p text:style-name="P18"/>
      <text:p text:style-name="P18"/>
      <text:p text:style-name="P18"/>
      <text:p text:style-name="P18"><text:span text:style-name="T228">-</text:span><text:span text:style-name="T122"> </text:span><text:span text:style-name="T124">A </text:span><text:span text:style-name="T123">First Death:</text:span><text:span text:style-name="T122"> </text:span><text:span text:style-name="T228">Get killed by Sentry </text:span>+ Luin</text:p>
      <text:p text:style-name="P1">- <text:span text:style-name="T124">A Rusty Traveler: </text:span>Meet Famlicus + Get sent to Dazir</text:p>
      <text:p text:style-name="P19">- <text:span text:style-name="T125">A Modest Proposal: </text:span>Accept Khaa’s mission</text:p>
      <text:p text:style-name="P19">- <text:span text:style-name="T125">A Local Perspective: </text:span>Talk to Dazirans</text:p>
      <text:p text:style-name="P1">- <text:span text:style-name="T126">An Excursion in Ignorance</text:span><text:span text:style-name="T121">: </text:span>Enter the Wellspring + Silver Throne + Release Water</text:p>
      <text:p text:style-name="P1">- <text:span text:style-name="T126">An Inevitable Outcome: </text:span>Tacribian trial + Exile to the Wastes</text:p>
      <text:p text:style-name="P1">- <text:span text:style-name="T127">A</text:span><text:span text:style-name="T138">n Ending</text:span><text:span text:style-name="T127">: </text:span>Salt Forest + <text:span text:style-name="T25">Erasure</text:span> by Null Stone</text:p>
      <text:p text:style-name="P1"/>
      <text:p text:style-name="P44">A Dream of the Misty Woods</text:p>
      <text:p text:style-name="P1"/>
      <text:p text:style-name="P1">- Talk to Fenrir</text:p>
      <text:p text:style-name="P1"/>
      <text:p text:style-name="P44">The Path of <text:span text:style-name="T5">the Impartial</text:span></text:p>
      <text:p text:style-name="P1"/>
      <text:p text:style-name="P20"><text:soft-page-break/>- <text:span text:style-name="T128">A </text:span><text:span text:style-name="T129">New</text:span><text:span text:style-name="T128"> Beginning: </text:span>Talk to Fenrir + Get Discipline</text:p>
      <text:p text:style-name="P20">-<text:span text:style-name="T120"> </text:span><text:span text:style-name="T130">A New Ally? An Old One?:</text:span><text:span text:style-name="T120"> </text:span><text:span text:style-name="T3">Get Ormenos + </text:span>Already have Luin</text:p>
      <text:p text:style-name="P21">- <text:span text:style-name="T131">A Leaf in the Wind: </text:span>Meet Famlicus + Get sent to Tambul</text:p>
      <text:p text:style-name="P21">- <text:span text:style-name="T132">An Inconvenient Truth: </text:span>Pakh sees into your mind + Pakh kills you</text:p>
      <text:p text:style-name="P22">- <text:span text:style-name="T133">A Familiar Face: </text:span>Meet Famlicus again <text:span text:style-name="T17">+ Get Resurrection + Open Portcullis</text:span></text:p>
      <text:p text:style-name="P23"><text:span text:style-name="T17">- </text:span><text:span text:style-name="T134">A Sympathetic Soul: </text:span><text:span text:style-name="T17">Talk to Logira</text:span></text:p>
      <text:p text:style-name="P23">- <text:span text:style-name="T135">An Excursion, Less Ignorant: </text:span>Go to Valley of Bones <text:span text:style-name="T1">+ Enter Wellspring cave + Meet Adarin</text:span></text:p>
      <text:p text:style-name="P24">- <text:span text:style-name="T136">An Unlikely Ally: </text:span><text:span text:style-name="T1">Meet Quangjo + Don’t release water</text:span></text:p>
      <text:p text:style-name="P24"><text:span text:style-name="T1">- </text:span><text:span text:style-name="T137">A New Ending: </text:span><text:span text:style-name="T1">Kill Gulganna + Give up</text:span></text:p>
      <text:p text:style-name="P1"/>
      <text:p text:style-name="P47">A Dream of <text:span text:style-name="T4">Istariath</text:span></text:p>
      <text:p text:style-name="P43"/>
      <text:p text:style-name="P43">- Talk to Gulganna</text:p>
      <text:p text:style-name="P43"/>
      <text:p text:style-name="P48">The Path of the Schemer</text:p>
      <text:p text:style-name="P51"/>
      <text:p text:style-name="P48"><text:span text:style-name="T6">- </text:span><text:span text:style-name="T7">Talk to Fenrir + Get Awareness </text:span><text:span text:style-name="T8">+ Learn to read </text:span><text:span text:style-name="T9">+ Fail at Reckoner</text:span></text:p>
      <text:p text:style-name="P52">- Do not meet Famlicus + Meet Dysmas + Travel to Tambul</text:p>
      <text:p text:style-name="P48"><text:span text:style-name="T9">- Talk to Pakh + Talk to Townsfolk + </text:span><text:span text:style-name="T12">Sell out Dysmas</text:span><text:span text:style-name="T9"> + </text:span><text:span text:style-name="T12">Try to blackmail Pakh </text:span><text:span text:style-name="T13">w/ Redgrain </text:span><text:span text:style-name="T14">docs </text:span><text:span text:style-name="T15">+ Get cast out as Unseen</text:span></text:p>
      <text:p text:style-name="P52">- Explore Dawn Fortress + Anger Khlutt + Exiled to Wastes</text:p>
      <text:p text:style-name="P48"><text:span text:style-name="T9">- Kill Karra + Scholar + Go to Ark’s Beacon + Attempt to re-enter the Dawn Fortress + Go to the Salt Forest + Go to Ur’Ruk + </text:span><text:span text:style-name="T16">Dysmas’ revenge + </text:span><text:span text:style-name="T9">Get trapped in Dungeon</text:span></text:p>
      <text:p text:style-name="P53"/>
      <text:p text:style-name="P45">A Dream of <text:span text:style-name="T1">the Tower of Discipline</text:span></text:p>
      <text:p text:style-name="P4"/>
      <text:p text:style-name="P4">- <text:span text:style-name="T18">Talk to Ormenos</text:span></text:p>
      <text:p text:style-name="P4"/>
      <text:p text:style-name="P45">The Path of <text:span text:style-name="T2">the Tyrant</text:span></text:p>
      <text:p text:style-name="P4"/>
      <text:p text:style-name="P4">- <text:span text:style-name="T20">Talk to Fenrir + Get Discipline</text:span></text:p>
      <text:p text:style-name="P7">- <text:span text:style-name="T20">Rejected at Dazir + Shame Pakh + </text:span><text:span text:style-name="T9">Steal Corruption </text:span><text:span text:style-name="T12">+ </text:span><text:span text:style-name="T20">Slaughter Tambul + Slaughter Tacriba + Go to the Wastes</text:span></text:p>
      <text:p text:style-name="P4">- <text:span text:style-name="T21">Gather Draug army + Relive Rikharr</text:span></text:p>
      <text:p text:style-name="P4"/>
      <text:p text:style-name="P45">A Dream of <text:span text:style-name="T23">Ghelmere</text:span></text:p>
      <text:p text:style-name="P4"/>
      <text:p text:style-name="P4">- <text:span text:style-name="T19">Talk to Luin</text:span></text:p>
      <text:p text:style-name="P4"/>
      <text:p text:style-name="P46">The Path of <text:span text:style-name="T2">the Truthseeker</text:span></text:p>
      <text:p text:style-name="P6"/>
      <text:p text:style-name="P6">- <text:span text:style-name="T24">Get Awareness + Go to Tambul</text:span></text:p>
      <text:p text:style-name="P6">- <text:span text:style-name="T25">Visit Archives + Solve Kambin puzzle + Fight Pakh + Get killed</text:span></text:p>
      <text:p text:style-name="P6">- <text:span text:style-name="T26">Descend to Reckoner + Open door + Leave w/o army + Enter Dungeon + Flee</text:span></text:p>
      <text:p text:style-name="P6">- <text:span text:style-name="T26">Die in Nowhere</text:span></text:p>
      <text:p text:style-name="P6"/>
      <text:p text:style-name="P49">A Dream of the Crimson Field</text:p>
      <text:p text:style-name="P54"/>
      <text:p text:style-name="P46"><text:span text:style-name="T6">- </text:span><text:span text:style-name="T10">Talk to Famlicus, </text:span><text:span text:style-name="T11">get duped</text:span></text:p>
      <text:p text:style-name="P4"><text:soft-page-break/></text:p>
      <text:p text:style-name="P45">The Path of <text:span text:style-name="T2">the Lunatic</text:span></text:p>
      <text:p text:style-name="P4"/>
      <text:p text:style-name="P7">- <text:span text:style-name="T27">Farcasting BABY! + Talk to Vanargand + Go to Dazir</text:span></text:p>
      <text:p text:style-name="P56">- Khaa + Villagers + Go to Tambul</text:p>
      <text:p text:style-name="P7">- <text:span text:style-name="T27">Pakh + Villagers + Sell out Dysmas + Go to Wellspring</text:span></text:p>
      <text:p text:style-name="P7">- <text:span text:style-name="T27">Rikharr + Jump off bridge + Quangjo + Drain + Go to Dawn</text:span></text:p>
      <text:p text:style-name="P7">- <text:span text:style-name="T27">Tacribian Trial + Exile</text:span></text:p>
      <text:p text:style-name="P7">- <text:span text:style-name="T27">Wastes + Draug Battle + Go to Ur’Ruk</text:span></text:p>
      <text:p text:style-name="P7">- <text:span text:style-name="T27">Villagers + Kick Dysmas down into Cess Pit</text:span></text:p>
      <text:p text:style-name="P7">- <text:span text:style-name="T28">Try to bore a spiral into the ground at the Stone Circle</text:span></text:p>
      <text:p text:style-name="P4"/>
      <text:p text:style-name="P50">A Dream of Hamlik</text:p>
      <text:p text:style-name="P55"/>
      <text:p text:style-name="P45"><text:span text:style-name="T6">- </text:span><text:span text:style-name="T10">Talk to Famlicus, </text:span><text:span text:style-name="T11">don’t get dup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22:33:30.859000000</meta:creation-date>
    <dc:date>2019-07-22T02:00:14.591000000</dc:date>
    <meta:editing-duration>PT14H16M1S</meta:editing-duration>
    <meta:editing-cycles>478</meta:editing-cycles>
    <meta:generator>LibreOffice/6.2.3.2$Windows_X86_64 LibreOffice_project/aecc05fe267cc68dde00352a451aa867b3b546ac</meta:generator>
    <meta:document-statistic meta:table-count="0" meta:image-count="0" meta:object-count="0" meta:page-count="13" meta:paragraph-count="200" meta:word-count="5117" meta:character-count="29308" meta:non-whitespace-character-count="24219"/>
  </office:meta>
</office:document-meta>
</file>